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0.8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8" style:family="table-cell" style:parent-style-name="Default" style:data-style-name="N121">
      <style:text-properties fo:color="#c9211e" fo:font-weight="bold" style:font-weight-asian="bold" style:font-weight-complex="bold"/>
    </style:style>
    <style:style style:name="ce9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m pri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row table:style-name="ro1"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reads.in</text:p>
          </table:table-cell>
          <table:table-cell table:style-name="ce3" office:value-type="string" calcext:value-type="string">
            <text:p>reads.out</text:p>
          </table:table-cell>
          <table:table-cell table:style-name="ce6" office:value-type="string" calcext:value-type="string">
            <text:p>%lost</text:p>
          </table:table-cell>
        </table:table-row>
        <table:table-row table:style-name="ro1">
          <table:table-cell office:value-type="string" calcext:value-type="string">
            <text:p>24AR.bc1008--bc1059.fastq.gz</text:p>
          </table:table-cell>
          <table:table-cell office:value-type="float" office:value="2529" calcext:value-type="float">
            <text:p>2529</text:p>
          </table:table-cell>
          <table:table-cell office:value-type="float" office:value="2200" calcext:value-type="float">
            <text:p>2200</text:p>
          </table:table-cell>
          <table:table-cell table:formula="of:=100-([.C2]*100/[.B2])" office:value-type="float" office:value="13.0090945037564" calcext:value-type="float">
            <text:p>13.0</text:p>
          </table:table-cell>
        </table:table-row>
        <table:table-row table:style-name="ro1">
          <table:table-cell office:value-type="string" calcext:value-type="string">
            <text:p>24AS.bc1008--bc1057.fastq.gz</text:p>
          </table:table-cell>
          <table:table-cell office:value-type="float" office:value="1186" calcext:value-type="float">
            <text:p>1186</text:p>
          </table:table-cell>
          <table:table-cell office:value-type="float" office:value="1049" calcext:value-type="float">
            <text:p>1049</text:p>
          </table:table-cell>
          <table:table-cell table:formula="of:=100-([.C3]*100/[.B3])" office:value-type="float" office:value="11.5514333895447" calcext:value-type="float">
            <text:p>11.6</text:p>
          </table:table-cell>
        </table:table-row>
        <table:table-row table:style-name="ro1">
          <table:table-cell office:value-type="string" calcext:value-type="string">
            <text:p>26AR.bc1008--bc1062.fastq.gz</text:p>
          </table:table-cell>
          <table:table-cell office:value-type="float" office:value="5293" calcext:value-type="float">
            <text:p>5293</text:p>
          </table:table-cell>
          <table:table-cell office:value-type="float" office:value="4528" calcext:value-type="float">
            <text:p>4528</text:p>
          </table:table-cell>
          <table:table-cell table:formula="of:=100-([.C4]*100/[.B4])" office:value-type="float" office:value="14.4530511996977" calcext:value-type="float">
            <text:p>14.5</text:p>
          </table:table-cell>
        </table:table-row>
        <table:table-row table:style-name="ro1">
          <table:table-cell office:value-type="string" calcext:value-type="string">
            <text:p>26AS.bc1008--bc1060.fastq.gz</text:p>
          </table:table-cell>
          <table:table-cell office:value-type="float" office:value="2975" calcext:value-type="float">
            <text:p>2975</text:p>
          </table:table-cell>
          <table:table-cell office:value-type="float" office:value="2476" calcext:value-type="float">
            <text:p>2476</text:p>
          </table:table-cell>
          <table:table-cell table:formula="of:=100-([.C5]*100/[.B5])" office:value-type="float" office:value="16.7731092436975" calcext:value-type="float">
            <text:p>16.8</text:p>
          </table:table-cell>
        </table:table-row>
        <table:table-row table:style-name="ro1">
          <table:table-cell office:value-type="string" calcext:value-type="string">
            <text:p>27AR.bc1008--bc1075.fastq.gz</text:p>
          </table:table-cell>
          <table:table-cell office:value-type="float" office:value="6028" calcext:value-type="float">
            <text:p>6028</text:p>
          </table:table-cell>
          <table:table-cell office:value-type="float" office:value="5174" calcext:value-type="float">
            <text:p>5174</text:p>
          </table:table-cell>
          <table:table-cell table:formula="of:=100-([.C6]*100/[.B6])" office:value-type="float" office:value="14.1672196416722" calcext:value-type="float">
            <text:p>14.2</text:p>
          </table:table-cell>
        </table:table-row>
        <table:table-row table:style-name="ro1">
          <table:table-cell office:value-type="string" calcext:value-type="string">
            <text:p>27AS.bc1008--bc1065.fastq.gz</text:p>
          </table:table-cell>
          <table:table-cell office:value-type="float" office:value="10086" calcext:value-type="float">
            <text:p>10086</text:p>
          </table:table-cell>
          <table:table-cell office:value-type="float" office:value="8458" calcext:value-type="float">
            <text:p>8458</text:p>
          </table:table-cell>
          <table:table-cell table:formula="of:=100-([.C7]*100/[.B7])" office:value-type="float" office:value="16.1411858021019" calcext:value-type="float">
            <text:p>16.1</text:p>
          </table:table-cell>
        </table:table-row>
        <table:table-row table:style-name="ro1">
          <table:table-cell office:value-type="string" calcext:value-type="string">
            <text:p>28AR.bc1008--bc1082.fastq.gz</text:p>
          </table:table-cell>
          <table:table-cell office:value-type="float" office:value="1556" calcext:value-type="float">
            <text:p>1556</text:p>
          </table:table-cell>
          <table:table-cell office:value-type="float" office:value="1352" calcext:value-type="float">
            <text:p>1352</text:p>
          </table:table-cell>
          <table:table-cell table:formula="of:=100-([.C8]*100/[.B8])" office:value-type="float" office:value="13.1105398457584" calcext:value-type="float">
            <text:p>13.1</text:p>
          </table:table-cell>
        </table:table-row>
        <table:table-row table:style-name="ro1">
          <table:table-cell office:value-type="string" calcext:value-type="string">
            <text:p>28AS.bc1008--bc1076.fastq.gz</text:p>
          </table:table-cell>
          <table:table-cell office:value-type="float" office:value="6940" calcext:value-type="float">
            <text:p>6940</text:p>
          </table:table-cell>
          <table:table-cell office:value-type="float" office:value="5991" calcext:value-type="float">
            <text:p>5991</text:p>
          </table:table-cell>
          <table:table-cell table:formula="of:=100-([.C9]*100/[.B9])" office:value-type="float" office:value="13.6743515850144" calcext:value-type="float">
            <text:p>13.7</text:p>
          </table:table-cell>
        </table:table-row>
        <table:table-row table:style-name="ro1">
          <table:table-cell office:value-type="string" calcext:value-type="string">
            <text:p>29AR.bc1008--bc1089.fastq.gz</text:p>
          </table:table-cell>
          <table:table-cell office:value-type="float" office:value="6383" calcext:value-type="float">
            <text:p>6383</text:p>
          </table:table-cell>
          <table:table-cell office:value-type="float" office:value="5353" calcext:value-type="float">
            <text:p>5353</text:p>
          </table:table-cell>
          <table:table-cell table:formula="of:=100-([.C10]*100/[.B10])" office:value-type="float" office:value="16.1366128779571" calcext:value-type="float">
            <text:p>16.1</text:p>
          </table:table-cell>
        </table:table-row>
        <table:table-row table:style-name="ro1">
          <table:table-cell office:value-type="string" calcext:value-type="string">
            <text:p>29AS.bc1008--bc1083.fastq.gz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00-([.C11]*100/[.B11])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30AR.bc1008--bc1098.fastq.gz</text:p>
          </table:table-cell>
          <table:table-cell office:value-type="float" office:value="240" calcext:value-type="float">
            <text:p>240</text:p>
          </table:table-cell>
          <table:table-cell office:value-type="float" office:value="202" calcext:value-type="float">
            <text:p>202</text:p>
          </table:table-cell>
          <table:table-cell table:formula="of:=100-([.C12]*100/[.B12])" office:value-type="float" office:value="15.8333333333333" calcext:value-type="float">
            <text:p>15.8</text:p>
          </table:table-cell>
        </table:table-row>
        <table:table-row table:style-name="ro1">
          <table:table-cell office:value-type="string" calcext:value-type="string">
            <text:p>30AS.bc1008--bc1096.fastq.gz</text:p>
          </table:table-cell>
          <table:table-cell office:value-type="float" office:value="897" calcext:value-type="float">
            <text:p>897</text:p>
          </table:table-cell>
          <table:table-cell office:value-type="float" office:value="809" calcext:value-type="float">
            <text:p>809</text:p>
          </table:table-cell>
          <table:table-cell table:formula="of:=100-([.C13]*100/[.B13])" office:value-type="float" office:value="9.81047937569677" calcext:value-type="float">
            <text:p>9.8</text:p>
          </table:table-cell>
        </table:table-row>
        <table:table-row table:style-name="ro1">
          <table:table-cell office:value-type="string" calcext:value-type="string">
            <text:p>31AR.bc1008--bc1100.fastq.gz</text:p>
          </table:table-cell>
          <table:table-cell office:value-type="float" office:value="4223" calcext:value-type="float">
            <text:p>4223</text:p>
          </table:table-cell>
          <table:table-cell office:value-type="float" office:value="3503" calcext:value-type="float">
            <text:p>3503</text:p>
          </table:table-cell>
          <table:table-cell table:formula="of:=100-([.C14]*100/[.B14])" office:value-type="float" office:value="17.0494908832583" calcext:value-type="float">
            <text:p>17.0</text:p>
          </table:table-cell>
        </table:table-row>
        <table:table-row table:style-name="ro1">
          <table:table-cell office:value-type="string" calcext:value-type="string">
            <text:p>31BS.bc1008--bc1101.fastq.gz</text:p>
          </table:table-cell>
          <table:table-cell office:value-type="float" office:value="6305" calcext:value-type="float">
            <text:p>6305</text:p>
          </table:table-cell>
          <table:table-cell office:value-type="float" office:value="5220" calcext:value-type="float">
            <text:p>5220</text:p>
          </table:table-cell>
          <table:table-cell table:formula="of:=100-([.C15]*100/[.B15])" office:value-type="float" office:value="17.208564631245" calcext:value-type="float">
            <text:p>17.2</text:p>
          </table:table-cell>
        </table:table-row>
        <table:table-row table:style-name="ro1">
          <table:table-cell office:value-type="string" calcext:value-type="string">
            <text:p>32AR.bc1008--bc1107.fastq.gz</text:p>
          </table:table-cell>
          <table:table-cell office:value-type="float" office:value="5735" calcext:value-type="float">
            <text:p>5735</text:p>
          </table:table-cell>
          <table:table-cell office:value-type="float" office:value="4956" calcext:value-type="float">
            <text:p>4956</text:p>
          </table:table-cell>
          <table:table-cell table:formula="of:=100-([.C16]*100/[.B16])" office:value-type="float" office:value="13.5832606800349" calcext:value-type="float">
            <text:p>13.6</text:p>
          </table:table-cell>
        </table:table-row>
        <table:table-row table:style-name="ro1">
          <table:table-cell office:value-type="string" calcext:value-type="string">
            <text:p>32AS.bc1008--bc1105.fastq.gz</text:p>
          </table:table-cell>
          <table:table-cell office:value-type="float" office:value="1325" calcext:value-type="float">
            <text:p>1325</text:p>
          </table:table-cell>
          <table:table-cell office:value-type="float" office:value="1140" calcext:value-type="float">
            <text:p>1140</text:p>
          </table:table-cell>
          <table:table-cell table:formula="of:=100-([.C17]*100/[.B17])" office:value-type="float" office:value="13.9622641509434" calcext:value-type="float">
            <text:p>14.0</text:p>
          </table:table-cell>
        </table:table-row>
        <table:table-row table:style-name="ro1">
          <table:table-cell office:value-type="string" calcext:value-type="string">
            <text:p>33AS.bc1008--bc1110.fastq.gz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table:formula="of:=100-([.C18]*100/[.B18])" office:value-type="float" office:value="5.23560209424083" calcext:value-type="float">
            <text:p>5.2</text:p>
          </table:table-cell>
        </table:table-row>
        <table:table-row table:style-name="ro1">
          <table:table-cell office:value-type="string" calcext:value-type="string">
            <text:p>37AR.bc1012--bc1033.fastq.gz</text:p>
          </table:table-cell>
          <table:table-cell office:value-type="float" office:value="624" calcext:value-type="float">
            <text:p>624</text:p>
          </table:table-cell>
          <table:table-cell office:value-type="float" office:value="558" calcext:value-type="float">
            <text:p>558</text:p>
          </table:table-cell>
          <table:table-cell table:formula="of:=100-([.C19]*100/[.B19])" office:value-type="float" office:value="10.5769230769231" calcext:value-type="float">
            <text:p>10.6</text:p>
          </table:table-cell>
        </table:table-row>
        <table:table-row table:style-name="ro1">
          <table:table-cell office:value-type="string" calcext:value-type="string">
            <text:p>37AS.bc1008--bc1112.fastq.gz</text:p>
          </table:table-cell>
          <table:table-cell office:value-type="float" office:value="866" calcext:value-type="float">
            <text:p>866</text:p>
          </table:table-cell>
          <table:table-cell office:value-type="float" office:value="769" calcext:value-type="float">
            <text:p>769</text:p>
          </table:table-cell>
          <table:table-cell table:formula="of:=100-([.C20]*100/[.B20])" office:value-type="float" office:value="11.2009237875289" calcext:value-type="float">
            <text:p>11.2</text:p>
          </table:table-cell>
        </table:table-row>
        <table:table-row table:style-name="ro1">
          <table:table-cell office:value-type="string" calcext:value-type="string">
            <text:p>37BR.bc1012--bc1044.fastq.gz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table:formula="of:=100-([.C21]*100/[.B21])" office:value-type="float" office:value="7.86516853932584" calcext:value-type="float">
            <text:p>7.9</text:p>
          </table:table-cell>
        </table:table-row>
        <table:table-row table:style-name="ro1">
          <table:table-cell office:value-type="string" calcext:value-type="string">
            <text:p>37BS.bc1012--bc1035.fastq.gz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table:formula="of:=100-([.C22]*100/[.B22])" office:value-type="float" office:value="12.2641509433962" calcext:value-type="float">
            <text:p>12.3</text:p>
          </table:table-cell>
        </table:table-row>
        <table:table-row table:style-name="ro1">
          <table:table-cell office:value-type="string" calcext:value-type="string">
            <text:p>38AR.bc1012--bc1054.fastq.gz</text:p>
          </table:table-cell>
          <table:table-cell office:value-type="float" office:value="1489" calcext:value-type="float">
            <text:p>1489</text:p>
          </table:table-cell>
          <table:table-cell office:value-type="float" office:value="1291" calcext:value-type="float">
            <text:p>1291</text:p>
          </table:table-cell>
          <table:table-cell table:formula="of:=100-([.C23]*100/[.B23])" office:value-type="float" office:value="13.2975151108126" calcext:value-type="float">
            <text:p>13.3</text:p>
          </table:table-cell>
        </table:table-row>
        <table:table-row table:style-name="ro1">
          <table:table-cell office:value-type="string" calcext:value-type="string">
            <text:p>38AS.bc1012--bc1045.fastq.gz</text:p>
          </table:table-cell>
          <table:table-cell office:value-type="float" office:value="1761" calcext:value-type="float">
            <text:p>1761</text:p>
          </table:table-cell>
          <table:table-cell office:value-type="float" office:value="1521" calcext:value-type="float">
            <text:p>1521</text:p>
          </table:table-cell>
          <table:table-cell table:formula="of:=100-([.C24]*100/[.B24])" office:value-type="float" office:value="13.6286201022147" calcext:value-type="float">
            <text:p>13.6</text:p>
          </table:table-cell>
        </table:table-row>
        <table:table-row table:style-name="ro1">
          <table:table-cell office:value-type="string" calcext:value-type="string">
            <text:p>38BR.bc1020--bc1060.fastq.gz</text:p>
          </table:table-cell>
          <table:table-cell office:value-type="float" office:value="5511" calcext:value-type="float">
            <text:p>5511</text:p>
          </table:table-cell>
          <table:table-cell office:value-type="float" office:value="4582" calcext:value-type="float">
            <text:p>4582</text:p>
          </table:table-cell>
          <table:table-cell table:formula="of:=100-([.C25]*100/[.B25])" office:value-type="float" office:value="16.8571947015061" calcext:value-type="float">
            <text:p>16.9</text:p>
          </table:table-cell>
        </table:table-row>
        <table:table-row table:style-name="ro1">
          <table:table-cell office:value-type="string" calcext:value-type="string">
            <text:p>38BS.bc1020--bc1059.fastq.gz</text:p>
          </table:table-cell>
          <table:table-cell office:value-type="float" office:value="6310" calcext:value-type="float">
            <text:p>6310</text:p>
          </table:table-cell>
          <table:table-cell office:value-type="float" office:value="5430" calcext:value-type="float">
            <text:p>5430</text:p>
          </table:table-cell>
          <table:table-cell table:formula="of:=100-([.C26]*100/[.B26])" office:value-type="float" office:value="13.946117274168" calcext:value-type="float">
            <text:p>13.9</text:p>
          </table:table-cell>
        </table:table-row>
        <table:table-row table:style-name="ro1">
          <table:table-cell office:value-type="string" calcext:value-type="string">
            <text:p>44AR.bc1012--bc1057.fastq.gz</text:p>
          </table:table-cell>
          <table:table-cell office:value-type="float" office:value="780" calcext:value-type="float">
            <text:p>780</text:p>
          </table:table-cell>
          <table:table-cell office:value-type="float" office:value="657" calcext:value-type="float">
            <text:p>657</text:p>
          </table:table-cell>
          <table:table-cell table:formula="of:=100-([.C27]*100/[.B27])" office:value-type="float" office:value="15.7692307692308" calcext:value-type="float">
            <text:p>15.8</text:p>
          </table:table-cell>
        </table:table-row>
        <table:table-row table:style-name="ro1">
          <table:table-cell office:value-type="string" calcext:value-type="string">
            <text:p>44AS.bc1012--bc1056.fastq.gz</text:p>
          </table:table-cell>
          <table:table-cell office:value-type="float" office:value="872" calcext:value-type="float">
            <text:p>872</text:p>
          </table:table-cell>
          <table:table-cell office:value-type="float" office:value="757" calcext:value-type="float">
            <text:p>757</text:p>
          </table:table-cell>
          <table:table-cell table:formula="of:=100-([.C28]*100/[.B28])" office:value-type="float" office:value="13.1880733944954" calcext:value-type="float">
            <text:p>13.2</text:p>
          </table:table-cell>
        </table:table-row>
        <table:table-row table:style-name="ro1">
          <table:table-cell office:value-type="string" calcext:value-type="string">
            <text:p>44BR.bc1012--bc1060.fastq.gz</text:p>
          </table:table-cell>
          <table:table-cell office:value-type="float" office:value="5075" calcext:value-type="float">
            <text:p>5075</text:p>
          </table:table-cell>
          <table:table-cell office:value-type="float" office:value="4486" calcext:value-type="float">
            <text:p>4486</text:p>
          </table:table-cell>
          <table:table-cell table:formula="of:=100-([.C29]*100/[.B29])" office:value-type="float" office:value="11.6059113300493" calcext:value-type="float">
            <text:p>11.6</text:p>
          </table:table-cell>
        </table:table-row>
        <table:table-row table:style-name="ro1">
          <table:table-cell office:value-type="string" calcext:value-type="string">
            <text:p>44BS.bc1012--bc1059.fastq.gz</text:p>
          </table:table-cell>
          <table:table-cell office:value-type="float" office:value="6680" calcext:value-type="float">
            <text:p>6680</text:p>
          </table:table-cell>
          <table:table-cell office:value-type="float" office:value="5710" calcext:value-type="float">
            <text:p>5710</text:p>
          </table:table-cell>
          <table:table-cell table:formula="of:=100-([.C30]*100/[.B30])" office:value-type="float" office:value="14.5209580838323" calcext:value-type="float">
            <text:p>14.5</text:p>
          </table:table-cell>
        </table:table-row>
        <table:table-row table:style-name="ro1">
          <table:table-cell office:value-type="string" calcext:value-type="string">
            <text:p>46AR.bc1012--bc1065.fastq.gz</text:p>
          </table:table-cell>
          <table:table-cell office:value-type="float" office:value="1064" calcext:value-type="float">
            <text:p>1064</text:p>
          </table:table-cell>
          <table:table-cell office:value-type="float" office:value="931" calcext:value-type="float">
            <text:p>931</text:p>
          </table:table-cell>
          <table:table-cell table:formula="of:=100-([.C31]*100/[.B31]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46AS.bc1012--bc1062.fastq.gz</text:p>
          </table:table-cell>
          <table:table-cell office:value-type="float" office:value="970" calcext:value-type="float">
            <text:p>970</text:p>
          </table:table-cell>
          <table:table-cell office:value-type="float" office:value="832" calcext:value-type="float">
            <text:p>832</text:p>
          </table:table-cell>
          <table:table-cell table:formula="of:=100-([.C32]*100/[.B32])" office:value-type="float" office:value="14.2268041237113" calcext:value-type="float">
            <text:p>14.2</text:p>
          </table:table-cell>
        </table:table-row>
        <table:table-row table:style-name="ro1">
          <table:table-cell office:value-type="string" calcext:value-type="string">
            <text:p>49AR.bc1012--bc1076.fastq.gz</text:p>
          </table:table-cell>
          <table:table-cell office:value-type="float" office:value="2934" calcext:value-type="float">
            <text:p>2934</text:p>
          </table:table-cell>
          <table:table-cell office:value-type="float" office:value="2529" calcext:value-type="float">
            <text:p>2529</text:p>
          </table:table-cell>
          <table:table-cell table:formula="of:=100-([.C33]*100/[.B33])" office:value-type="float" office:value="13.8036809815951" calcext:value-type="float">
            <text:p>13.8</text:p>
          </table:table-cell>
        </table:table-row>
        <table:table-row table:style-name="ro1">
          <table:table-cell office:value-type="string" calcext:value-type="string">
            <text:p>49AS.bc1012--bc1075.fastq.gz</text:p>
          </table:table-cell>
          <table:table-cell office:value-type="float" office:value="1679" calcext:value-type="float">
            <text:p>1679</text:p>
          </table:table-cell>
          <table:table-cell office:value-type="float" office:value="1470" calcext:value-type="float">
            <text:p>1470</text:p>
          </table:table-cell>
          <table:table-cell table:formula="of:=100-([.C34]*100/[.B34])" office:value-type="float" office:value="12.447885646218" calcext:value-type="float">
            <text:p>12.4</text:p>
          </table:table-cell>
        </table:table-row>
        <table:table-row table:style-name="ro1">
          <table:table-cell office:value-type="string" calcext:value-type="string">
            <text:p>50AR.bc1012--bc1083.fastq.gz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table:formula="of:=100-([.C35]*100/[.B35])" office:value-type="float" office:value="13.6690647482014" calcext:value-type="float">
            <text:p>13.7</text:p>
          </table:table-cell>
        </table:table-row>
        <table:table-row table:style-name="ro1">
          <table:table-cell office:value-type="string" calcext:value-type="string">
            <text:p>50AS.bc1012--bc1082.fastq.gz</text:p>
          </table:table-cell>
          <table:table-cell office:value-type="float" office:value="317" calcext:value-type="float">
            <text:p>317</text:p>
          </table:table-cell>
          <table:table-cell office:value-type="float" office:value="292" calcext:value-type="float">
            <text:p>292</text:p>
          </table:table-cell>
          <table:table-cell table:formula="of:=100-([.C36]*100/[.B36])" office:value-type="float" office:value="7.88643533123029" calcext:value-type="float">
            <text:p>7.9</text:p>
          </table:table-cell>
        </table:table-row>
        <table:table-row table:style-name="ro1">
          <table:table-cell office:value-type="string" calcext:value-type="string">
            <text:p>52AR.bc1012--bc1096.fastq.gz</text:p>
          </table:table-cell>
          <table:table-cell office:value-type="float" office:value="2925" calcext:value-type="float">
            <text:p>2925</text:p>
          </table:table-cell>
          <table:table-cell office:value-type="float" office:value="2591" calcext:value-type="float">
            <text:p>2591</text:p>
          </table:table-cell>
          <table:table-cell table:formula="of:=100-([.C37]*100/[.B37])" office:value-type="float" office:value="11.4188034188034" calcext:value-type="float">
            <text:p>11.4</text:p>
          </table:table-cell>
        </table:table-row>
        <table:table-row table:style-name="ro1">
          <table:table-cell office:value-type="string" calcext:value-type="string">
            <text:p>52AS.bc1012--bc1089.fastq.gz</text:p>
          </table:table-cell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table:formula="of:=100-([.C38]*100/[.B38])" office:value-type="float" office:value="5.96491228070175" calcext:value-type="float">
            <text:p>6.0</text:p>
          </table:table-cell>
        </table:table-row>
        <table:table-row table:style-name="ro1">
          <table:table-cell office:value-type="string" calcext:value-type="string">
            <text:p>52BR.bc1012--bc1100.fastq.gz</text:p>
          </table:table-cell>
          <table:table-cell office:value-type="float" office:value="371" calcext:value-type="float">
            <text:p>371</text:p>
          </table:table-cell>
          <table:table-cell office:value-type="float" office:value="341" calcext:value-type="float">
            <text:p>341</text:p>
          </table:table-cell>
          <table:table-cell table:formula="of:=100-([.C39]*100/[.B39])" office:value-type="float" office:value="8.08625336927224" calcext:value-type="float">
            <text:p>8.1</text:p>
          </table:table-cell>
        </table:table-row>
        <table:table-row table:style-name="ro1">
          <table:table-cell office:value-type="string" calcext:value-type="string">
            <text:p>52BS.bc1012--bc1098.fastq.gz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table:formula="of:=100-([.C40]*100/[.B40])" office:value-type="float" office:value="15.0602409638554" calcext:value-type="float">
            <text:p>15.1</text:p>
          </table:table-cell>
        </table:table-row>
        <table:table-row table:style-name="ro1">
          <table:table-cell office:value-type="string" calcext:value-type="string">
            <text:p>55AR.bc1012--bc1105.fastq.gz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table:formula="of:=100-([.C41]*100/[.B41])" office:value-type="float" office:value="7.17703349282297" calcext:value-type="float">
            <text:p>7.2</text:p>
          </table:table-cell>
        </table:table-row>
        <table:table-row table:style-name="ro1">
          <table:table-cell office:value-type="string" calcext:value-type="string">
            <text:p>55AS.bc1012--bc1101.fastq.gz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table:formula="of:=100-([.C42]*100/[.B42])" office:value-type="float" office:value="9.25925925925925" calcext:value-type="float">
            <text:p>9.3</text:p>
          </table:table-cell>
        </table:table-row>
        <table:table-row table:style-name="ro1">
          <table:table-cell office:value-type="string" calcext:value-type="string">
            <text:p>55BR.bc1012--bc1110.fastq.gz</text:p>
          </table:table-cell>
          <table:table-cell office:value-type="float" office:value="1098" calcext:value-type="float">
            <text:p>1098</text:p>
          </table:table-cell>
          <table:table-cell office:value-type="float" office:value="984" calcext:value-type="float">
            <text:p>984</text:p>
          </table:table-cell>
          <table:table-cell table:formula="of:=100-([.C43]*100/[.B43])" office:value-type="float" office:value="10.3825136612022" calcext:value-type="float">
            <text:p>10.4</text:p>
          </table:table-cell>
        </table:table-row>
        <table:table-row table:style-name="ro1">
          <table:table-cell office:value-type="string" calcext:value-type="string">
            <text:p>55BS.bc1012--bc1107.fastq.gz</text:p>
          </table:table-cell>
          <table:table-cell office:value-type="float" office:value="456" calcext:value-type="float">
            <text:p>456</text:p>
          </table:table-cell>
          <table:table-cell office:value-type="float" office:value="403" calcext:value-type="float">
            <text:p>403</text:p>
          </table:table-cell>
          <table:table-cell table:formula="of:=100-([.C44]*100/[.B44])" office:value-type="float" office:value="11.6228070175439" calcext:value-type="float">
            <text:p>11.6</text:p>
          </table:table-cell>
        </table:table-row>
        <table:table-row table:style-name="ro1">
          <table:table-cell office:value-type="string" calcext:value-type="string">
            <text:p>56AR.bc1012--bc1112.fastq.gz</text:p>
          </table:table-cell>
          <table:table-cell office:value-type="float" office:value="494" calcext:value-type="float">
            <text:p>494</text:p>
          </table:table-cell>
          <table:table-cell office:value-type="float" office:value="469" calcext:value-type="float">
            <text:p>469</text:p>
          </table:table-cell>
          <table:table-cell table:formula="of:=100-([.C45]*100/[.B45])" office:value-type="float" office:value="5.06072874493927" calcext:value-type="float">
            <text:p>5.1</text:p>
          </table:table-cell>
        </table:table-row>
        <table:table-row table:style-name="ro1">
          <table:table-cell office:value-type="string" calcext:value-type="string">
            <text:p>56AS.bc1015--bc1101.fastq.gz</text:p>
          </table:table-cell>
          <table:table-cell office:value-type="float" office:value="402" calcext:value-type="float">
            <text:p>402</text:p>
          </table:table-cell>
          <table:table-cell office:value-type="float" office:value="369" calcext:value-type="float">
            <text:p>369</text:p>
          </table:table-cell>
          <table:table-cell table:formula="of:=100-([.C46]*100/[.B46])" office:value-type="float" office:value="8.20895522388059" calcext:value-type="float">
            <text:p>8.2</text:p>
          </table:table-cell>
        </table:table-row>
        <table:table-row table:style-name="ro1">
          <table:table-cell office:value-type="string" calcext:value-type="string">
            <text:p>59AR.bc1015--bc1035.fastq.gz</text:p>
          </table:table-cell>
          <table:table-cell office:value-type="float" office:value="553" calcext:value-type="float">
            <text:p>553</text:p>
          </table:table-cell>
          <table:table-cell office:value-type="float" office:value="508" calcext:value-type="float">
            <text:p>508</text:p>
          </table:table-cell>
          <table:table-cell table:formula="of:=100-([.C47]*100/[.B47])" office:value-type="float" office:value="8.13743218806511" calcext:value-type="float">
            <text:p>8.1</text:p>
          </table:table-cell>
        </table:table-row>
        <table:table-row table:style-name="ro1">
          <table:table-cell office:value-type="string" calcext:value-type="string">
            <text:p>59AS.bc1015--bc1033.fastq.gz</text:p>
          </table:table-cell>
          <table:table-cell office:value-type="float" office:value="7099" calcext:value-type="float">
            <text:p>7099</text:p>
          </table:table-cell>
          <table:table-cell office:value-type="float" office:value="6080" calcext:value-type="float">
            <text:p>6080</text:p>
          </table:table-cell>
          <table:table-cell table:formula="of:=100-([.C48]*100/[.B48])" office:value-type="float" office:value="14.3541343851247" calcext:value-type="float">
            <text:p>14.4</text:p>
          </table:table-cell>
        </table:table-row>
        <table:table-row table:style-name="ro1">
          <table:table-cell office:value-type="string" calcext:value-type="string">
            <text:p>60AS.bc1015--bc1044.fastq.gz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formula="of:=100-([.C49]*100/[.B49])" office:value-type="float" office:value="6.72268907563026" calcext:value-type="float">
            <text:p>6.7</text:p>
          </table:table-cell>
        </table:table-row>
        <table:table-row table:style-name="ro1">
          <table:table-cell office:value-type="string" calcext:value-type="string">
            <text:p>62AR.bc1015--bc1054.fastq.gz</text:p>
          </table:table-cell>
          <table:table-cell office:value-type="float" office:value="1573" calcext:value-type="float">
            <text:p>1573</text:p>
          </table:table-cell>
          <table:table-cell office:value-type="float" office:value="1445" calcext:value-type="float">
            <text:p>1445</text:p>
          </table:table-cell>
          <table:table-cell table:formula="of:=100-([.C50]*100/[.B50])" office:value-type="float" office:value="8.13731722822632" calcext:value-type="float">
            <text:p>8.1</text:p>
          </table:table-cell>
        </table:table-row>
        <table:table-row table:style-name="ro1">
          <table:table-cell office:value-type="string" calcext:value-type="string">
            <text:p>62AS.bc1015--bc1045.fastq.gz</text:p>
          </table:table-cell>
          <table:table-cell office:value-type="float" office:value="1730" calcext:value-type="float">
            <text:p>1730</text:p>
          </table:table-cell>
          <table:table-cell office:value-type="float" office:value="1569" calcext:value-type="float">
            <text:p>1569</text:p>
          </table:table-cell>
          <table:table-cell table:formula="of:=100-([.C51]*100/[.B51])" office:value-type="float" office:value="9.30635838150289" calcext:value-type="float">
            <text:p>9.3</text:p>
          </table:table-cell>
        </table:table-row>
        <table:table-row table:style-name="ro1">
          <table:table-cell office:value-type="string" calcext:value-type="string">
            <text:p>63AR.bc1015--bc1056.fastq.gz</text:p>
          </table:table-cell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table:formula="of:=100-([.C52]*100/[.B52])" office:value-type="float" office:value="12.9032258064516" calcext:value-type="float">
            <text:p>12.9</text:p>
          </table:table-cell>
        </table:table-row>
        <table:table-row table:style-name="ro1">
          <table:table-cell office:value-type="string" calcext:value-type="string">
            <text:p>64AR.bc1015--bc1059.fastq.gz</text:p>
          </table:table-cell>
          <table:table-cell office:value-type="float" office:value="7441" calcext:value-type="float">
            <text:p>7441</text:p>
          </table:table-cell>
          <table:table-cell office:value-type="float" office:value="6261" calcext:value-type="float">
            <text:p>6261</text:p>
          </table:table-cell>
          <table:table-cell table:formula="of:=100-([.C53]*100/[.B53])" office:value-type="float" office:value="15.8580835909152" calcext:value-type="float">
            <text:p>15.9</text:p>
          </table:table-cell>
        </table:table-row>
        <table:table-row table:style-name="ro1">
          <table:table-cell office:value-type="string" calcext:value-type="string">
            <text:p>64AS.bc1015--bc1057.fastq.gz</text:p>
          </table:table-cell>
          <table:table-cell office:value-type="float" office:value="2290" calcext:value-type="float">
            <text:p>2290</text:p>
          </table:table-cell>
          <table:table-cell office:value-type="float" office:value="2043" calcext:value-type="float">
            <text:p>2043</text:p>
          </table:table-cell>
          <table:table-cell table:formula="of:=100-([.C54]*100/[.B54])" office:value-type="float" office:value="10.7860262008734" calcext:value-type="float">
            <text:p>10.8</text:p>
          </table:table-cell>
        </table:table-row>
        <table:table-row table:style-name="ro1">
          <table:table-cell office:value-type="string" calcext:value-type="string">
            <text:p>65AR.bc1015--bc1062.fastq.gz</text:p>
          </table:table-cell>
          <table:table-cell office:value-type="float" office:value="2606" calcext:value-type="float">
            <text:p>2606</text:p>
          </table:table-cell>
          <table:table-cell office:value-type="float" office:value="2293" calcext:value-type="float">
            <text:p>2293</text:p>
          </table:table-cell>
          <table:table-cell table:formula="of:=100-([.C55]*100/[.B55])" office:value-type="float" office:value="12.0107444359171" calcext:value-type="float">
            <text:p>12.0</text:p>
          </table:table-cell>
        </table:table-row>
        <table:table-row table:style-name="ro1">
          <table:table-cell office:value-type="string" calcext:value-type="string">
            <text:p>65AS.bc1015--bc1060.fastq.gz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table:formula="of:=100-([.C56]*100/[.B56])" office:value-type="float" office:value="13.7931034482759" calcext:value-type="float">
            <text:p>13.8</text:p>
          </table:table-cell>
        </table:table-row>
        <table:table-row table:style-name="ro1">
          <table:table-cell office:value-type="string" calcext:value-type="string">
            <text:p>66AR.bc1015--bc1075.fastq.gz</text:p>
          </table:table-cell>
          <table:table-cell office:value-type="float" office:value="3098" calcext:value-type="float">
            <text:p>3098</text:p>
          </table:table-cell>
          <table:table-cell office:value-type="float" office:value="2722" calcext:value-type="float">
            <text:p>2722</text:p>
          </table:table-cell>
          <table:table-cell table:formula="of:=100-([.C57]*100/[.B57])" office:value-type="float" office:value="12.1368624919303" calcext:value-type="float">
            <text:p>12.1</text:p>
          </table:table-cell>
        </table:table-row>
        <table:table-row table:style-name="ro1">
          <table:table-cell office:value-type="string" calcext:value-type="string">
            <text:p>66AS.bc1015--bc1065.fastq.gz</text:p>
          </table:table-cell>
          <table:table-cell office:value-type="float" office:value="2437" calcext:value-type="float">
            <text:p>2437</text:p>
          </table:table-cell>
          <table:table-cell office:value-type="float" office:value="2149" calcext:value-type="float">
            <text:p>2149</text:p>
          </table:table-cell>
          <table:table-cell table:formula="of:=100-([.C58]*100/[.B58])" office:value-type="float" office:value="11.8178087812885" calcext:value-type="float">
            <text:p>11.8</text:p>
          </table:table-cell>
        </table:table-row>
        <table:table-row table:style-name="ro1">
          <table:table-cell office:value-type="string" calcext:value-type="string">
            <text:p>67AR.bc1015--bc1082.fastq.gz</text:p>
          </table:table-cell>
          <table:table-cell office:value-type="float" office:value="3480" calcext:value-type="float">
            <text:p>3480</text:p>
          </table:table-cell>
          <table:table-cell office:value-type="float" office:value="3081" calcext:value-type="float">
            <text:p>3081</text:p>
          </table:table-cell>
          <table:table-cell table:formula="of:=100-([.C59]*100/[.B59])" office:value-type="float" office:value="11.4655172413793" calcext:value-type="float">
            <text:p>11.5</text:p>
          </table:table-cell>
        </table:table-row>
        <table:table-row table:style-name="ro1">
          <table:table-cell office:value-type="string" calcext:value-type="string">
            <text:p>67AS.bc1015--bc1076.fastq.gz</text:p>
          </table:table-cell>
          <table:table-cell office:value-type="float" office:value="3098" calcext:value-type="float">
            <text:p>3098</text:p>
          </table:table-cell>
          <table:table-cell office:value-type="float" office:value="2744" calcext:value-type="float">
            <text:p>2744</text:p>
          </table:table-cell>
          <table:table-cell table:formula="of:=100-([.C60]*100/[.B60])" office:value-type="float" office:value="11.4267269205939" calcext:value-type="float">
            <text:p>11.4</text:p>
          </table:table-cell>
        </table:table-row>
        <table:table-row table:style-name="ro1">
          <table:table-cell office:value-type="string" calcext:value-type="string">
            <text:p>67BR.bc1015--bc1089.fastq.gz</text:p>
          </table:table-cell>
          <table:table-cell office:value-type="float" office:value="5595" calcext:value-type="float">
            <text:p>5595</text:p>
          </table:table-cell>
          <table:table-cell office:value-type="float" office:value="4765" calcext:value-type="float">
            <text:p>4765</text:p>
          </table:table-cell>
          <table:table-cell table:formula="of:=100-([.C61]*100/[.B61])" office:value-type="float" office:value="14.8346738159071" calcext:value-type="float">
            <text:p>14.8</text:p>
          </table:table-cell>
        </table:table-row>
        <table:table-row table:style-name="ro1">
          <table:table-cell office:value-type="string" calcext:value-type="string">
            <text:p>67BS.bc1015--bc1083.fastq.gz</text:p>
          </table:table-cell>
          <table:table-cell office:value-type="float" office:value="5668" calcext:value-type="float">
            <text:p>5668</text:p>
          </table:table-cell>
          <table:table-cell office:value-type="float" office:value="4794" calcext:value-type="float">
            <text:p>4794</text:p>
          </table:table-cell>
          <table:table-cell table:formula="of:=100-([.C62]*100/[.B62])" office:value-type="float" office:value="15.4199011997177" calcext:value-type="float">
            <text:p>15.4</text:p>
          </table:table-cell>
        </table:table-row>
        <table:table-row table:style-name="ro1">
          <table:table-cell office:value-type="string" calcext:value-type="string">
            <text:p>69AR.bc1015--bc1098.fastq.gz</text:p>
          </table:table-cell>
          <table:table-cell office:value-type="float" office:value="282" calcext:value-type="float">
            <text:p>282</text:p>
          </table:table-cell>
          <table:table-cell office:value-type="float" office:value="251" calcext:value-type="float">
            <text:p>251</text:p>
          </table:table-cell>
          <table:table-cell table:formula="of:=100-([.C63]*100/[.B63])" office:value-type="float" office:value="10.9929078014184" calcext:value-type="float">
            <text:p>11.0</text:p>
          </table:table-cell>
        </table:table-row>
        <table:table-row table:style-name="ro1">
          <table:table-cell office:value-type="string" calcext:value-type="string">
            <text:p>69AS.bc1015--bc1096.fastq.gz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table:formula="of:=100-([.C64]*100/[.B64])" office:value-type="float" office:value="8.67579908675799" calcext:value-type="float">
            <text:p>8.7</text:p>
          </table:table-cell>
        </table:table-row>
        <table:table-row table:style-name="ro1">
          <table:table-cell office:value-type="string" calcext:value-type="string">
            <text:p>71AS.bc1015--bc1100.fastq.gz</text:p>
          </table:table-cell>
          <table:table-cell office:value-type="float" office:value="489" calcext:value-type="float">
            <text:p>489</text:p>
          </table:table-cell>
          <table:table-cell office:value-type="float" office:value="457" calcext:value-type="float">
            <text:p>457</text:p>
          </table:table-cell>
          <table:table-cell table:formula="of:=100-([.C65]*100/[.B65])" office:value-type="float" office:value="6.5439672801636" calcext:value-type="float">
            <text:p>6.5</text:p>
          </table:table-cell>
        </table:table-row>
        <table:table-row table:style-name="ro1">
          <table:table-cell office:value-type="string" calcext:value-type="string">
            <text:p>72AR.bc1015--bc1107.fastq.gz</text:p>
          </table:table-cell>
          <table:table-cell office:value-type="float" office:value="8434" calcext:value-type="float">
            <text:p>8434</text:p>
          </table:table-cell>
          <table:table-cell office:value-type="float" office:value="7242" calcext:value-type="float">
            <text:p>7242</text:p>
          </table:table-cell>
          <table:table-cell table:formula="of:=100-([.C66]*100/[.B66])" office:value-type="float" office:value="14.1332700972255" calcext:value-type="float">
            <text:p>14.1</text:p>
          </table:table-cell>
        </table:table-row>
        <table:table-row table:style-name="ro1">
          <table:table-cell office:value-type="string" calcext:value-type="string">
            <text:p>72AS.bc1015--bc1105.fastq.gz</text:p>
          </table:table-cell>
          <table:table-cell office:value-type="float" office:value="7071" calcext:value-type="float">
            <text:p>7071</text:p>
          </table:table-cell>
          <table:table-cell office:value-type="float" office:value="6112" calcext:value-type="float">
            <text:p>6112</text:p>
          </table:table-cell>
          <table:table-cell table:formula="of:=100-([.C67]*100/[.B67])" office:value-type="float" office:value="13.5624381275633" calcext:value-type="float">
            <text:p>13.6</text:p>
          </table:table-cell>
        </table:table-row>
        <table:table-row table:style-name="ro1">
          <table:table-cell office:value-type="string" calcext:value-type="string">
            <text:p>73AR.bc1015--bc1112.fastq.gz</text:p>
          </table:table-cell>
          <table:table-cell office:value-type="float" office:value="1402" calcext:value-type="float">
            <text:p>1402</text:p>
          </table:table-cell>
          <table:table-cell office:value-type="float" office:value="1267" calcext:value-type="float">
            <text:p>1267</text:p>
          </table:table-cell>
          <table:table-cell table:formula="of:=100-([.C68]*100/[.B68])" office:value-type="float" office:value="9.62910128388018" calcext:value-type="float">
            <text:p>9.6</text:p>
          </table:table-cell>
        </table:table-row>
        <table:table-row table:style-name="ro1">
          <table:table-cell office:value-type="string" calcext:value-type="string">
            <text:p>73AS.bc1015--bc1110.fastq.gz</text:p>
          </table:table-cell>
          <table:table-cell office:value-type="float" office:value="969" calcext:value-type="float">
            <text:p>969</text:p>
          </table:table-cell>
          <table:table-cell office:value-type="float" office:value="871" calcext:value-type="float">
            <text:p>871</text:p>
          </table:table-cell>
          <table:table-cell table:formula="of:=100-([.C69]*100/[.B69])" office:value-type="float" office:value="10.1135190918473" calcext:value-type="float">
            <text:p>10.1</text:p>
          </table:table-cell>
        </table:table-row>
        <table:table-row table:style-name="ro1">
          <table:table-cell office:value-type="string" calcext:value-type="string">
            <text:p>74AR.bc1020--bc1035.fastq.gz</text:p>
          </table:table-cell>
          <table:table-cell office:value-type="float" office:value="772" calcext:value-type="float">
            <text:p>772</text:p>
          </table:table-cell>
          <table:table-cell office:value-type="float" office:value="673" calcext:value-type="float">
            <text:p>673</text:p>
          </table:table-cell>
          <table:table-cell table:formula="of:=100-([.C70]*100/[.B70])" office:value-type="float" office:value="12.8238341968912" calcext:value-type="float">
            <text:p>12.8</text:p>
          </table:table-cell>
        </table:table-row>
        <table:table-row table:style-name="ro1">
          <table:table-cell office:value-type="string" calcext:value-type="string">
            <text:p>74AS.bc1020--bc1033.fastq.gz</text:p>
          </table:table-cell>
          <table:table-cell office:value-type="float" office:value="1306" calcext:value-type="float">
            <text:p>1306</text:p>
          </table:table-cell>
          <table:table-cell office:value-type="float" office:value="1224" calcext:value-type="float">
            <text:p>1224</text:p>
          </table:table-cell>
          <table:table-cell table:formula="of:=100-([.C71]*100/[.B71])" office:value-type="float" office:value="6.27871362940276" calcext:value-type="float">
            <text:p>6.3</text:p>
          </table:table-cell>
        </table:table-row>
        <table:table-row table:style-name="ro1">
          <table:table-cell office:value-type="string" calcext:value-type="string">
            <text:p>75AR.bc1020--bc1045.fastq.gz</text:p>
          </table:table-cell>
          <table:table-cell office:value-type="float" office:value="2445" calcext:value-type="float">
            <text:p>2445</text:p>
          </table:table-cell>
          <table:table-cell office:value-type="float" office:value="2155" calcext:value-type="float">
            <text:p>2155</text:p>
          </table:table-cell>
          <table:table-cell table:formula="of:=100-([.C72]*100/[.B72])" office:value-type="float" office:value="11.8609406952965" calcext:value-type="float">
            <text:p>11.9</text:p>
          </table:table-cell>
        </table:table-row>
        <table:table-row table:style-name="ro1">
          <table:table-cell office:value-type="string" calcext:value-type="string">
            <text:p>75AS.bc1020--bc1044.fastq.gz</text:p>
          </table:table-cell>
          <table:table-cell office:value-type="float" office:value="3001" calcext:value-type="float">
            <text:p>3001</text:p>
          </table:table-cell>
          <table:table-cell office:value-type="float" office:value="2634" calcext:value-type="float">
            <text:p>2634</text:p>
          </table:table-cell>
          <table:table-cell table:formula="of:=100-([.C73]*100/[.B73])" office:value-type="float" office:value="12.2292569143619" calcext:value-type="float">
            <text:p>12.2</text:p>
          </table:table-cell>
        </table:table-row>
        <table:table-row table:style-name="ro1">
          <table:table-cell office:value-type="string" calcext:value-type="string">
            <text:p>83AR.bc1020--bc1056.fastq.gz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formula="of:=100-([.C74]*100/[.B74])" office:value-type="float" office:value="7.40740740740741" calcext:value-type="float">
            <text:p>7.4</text:p>
          </table:table-cell>
        </table:table-row>
        <table:table-row table:style-name="ro1">
          <table:table-cell office:value-type="string" calcext:value-type="string">
            <text:p>84AR.bc1020--bc1057.fastq.gz</text:p>
          </table:table-cell>
          <table:table-cell office:value-type="float" office:value="1511" calcext:value-type="float">
            <text:p>1511</text:p>
          </table:table-cell>
          <table:table-cell office:value-type="float" office:value="1350" calcext:value-type="float">
            <text:p>1350</text:p>
          </table:table-cell>
          <table:table-cell table:formula="of:=100-([.C75]*100/[.B75])" office:value-type="float" office:value="10.6551952349437" calcext:value-type="float">
            <text:p>10.7</text:p>
          </table:table-cell>
        </table:table-row>
        <table:table-row table:style-name="ro1">
          <table:table-cell office:value-type="string" calcext:value-type="string">
            <text:p>85AS.bc1020--bc1054.fastq.gz</text:p>
          </table:table-cell>
          <table:table-cell office:value-type="float" office:value="559" calcext:value-type="float">
            <text:p>559</text:p>
          </table:table-cell>
          <table:table-cell office:value-type="float" office:value="511" calcext:value-type="float">
            <text:p>511</text:p>
          </table:table-cell>
          <table:table-cell table:formula="of:=100-([.C76]*100/[.B76])" office:value-type="float" office:value="8.58676207513417" calcext:value-type="float">
            <text:p>8.6</text:p>
          </table:table-cell>
        </table:table-row>
        <table:table-row table:style-name="ro1">
          <table:table-cell office:value-type="string" calcext:value-type="string">
            <text:p>87AR.bc1020--bc1065.fastq.gz</text:p>
          </table:table-cell>
          <table:table-cell office:value-type="float" office:value="1757" calcext:value-type="float">
            <text:p>1757</text:p>
          </table:table-cell>
          <table:table-cell office:value-type="float" office:value="1542" calcext:value-type="float">
            <text:p>1542</text:p>
          </table:table-cell>
          <table:table-cell table:formula="of:=100-([.C77]*100/[.B77])" office:value-type="float" office:value="12.2367672168469" calcext:value-type="float">
            <text:p>12.2</text:p>
          </table:table-cell>
        </table:table-row>
        <table:table-row table:style-name="ro1">
          <table:table-cell office:value-type="string" calcext:value-type="string">
            <text:p>87AS.bc1020--bc1062.fastq.gz</text:p>
          </table:table-cell>
          <table:table-cell office:value-type="float" office:value="2196" calcext:value-type="float">
            <text:p>2196</text:p>
          </table:table-cell>
          <table:table-cell office:value-type="float" office:value="1969" calcext:value-type="float">
            <text:p>1969</text:p>
          </table:table-cell>
          <table:table-cell table:formula="of:=100-([.C78]*100/[.B78])" office:value-type="float" office:value="10.3369763205829" calcext:value-type="float">
            <text:p>10.3</text:p>
          </table:table-cell>
        </table:table-row>
        <table:table-row table:style-name="ro1">
          <table:table-cell office:value-type="string" calcext:value-type="string">
            <text:p>89AR.bc1020--bc1076.fastq.gz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table:formula="of:=100-([.C79]*100/[.B79])" office:value-type="float" office:value="5.74712643678161" calcext:value-type="float">
            <text:p>5.7</text:p>
          </table:table-cell>
        </table:table-row>
        <table:table-row table:style-name="ro1">
          <table:table-cell office:value-type="string" calcext:value-type="string">
            <text:p>89AS.bc1020--bc1075.fastq.gz</text:p>
          </table:table-cell>
          <table:table-cell office:value-type="float" office:value="1375" calcext:value-type="float">
            <text:p>1375</text:p>
          </table:table-cell>
          <table:table-cell office:value-type="float" office:value="1276" calcext:value-type="float">
            <text:p>1276</text:p>
          </table:table-cell>
          <table:table-cell table:formula="of:=100-([.C80]*100/[.B80])"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90AR.bc1020--bc1083.fastq.gz</text:p>
          </table:table-cell>
          <table:table-cell office:value-type="float" office:value="557" calcext:value-type="float">
            <text:p>557</text:p>
          </table:table-cell>
          <table:table-cell office:value-type="float" office:value="517" calcext:value-type="float">
            <text:p>517</text:p>
          </table:table-cell>
          <table:table-cell table:formula="of:=100-([.C81]*100/[.B81])" office:value-type="float" office:value="7.18132854578097" calcext:value-type="float">
            <text:p>7.2</text:p>
          </table:table-cell>
        </table:table-row>
        <table:table-row table:style-name="ro1">
          <table:table-cell office:value-type="string" calcext:value-type="string">
            <text:p>90AS.bc1020--bc1082.fastq.gz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table:formula="of:=100-([.C82]*100/[.B82])" office:value-type="float" office:value="5.23560209424083" calcext:value-type="float">
            <text:p>5.2</text:p>
          </table:table-cell>
        </table:table-row>
        <table:table-row table:style-name="ro1">
          <table:table-cell office:value-type="string" calcext:value-type="string">
            <text:p>MOCK1.bc1020--bc1089.fastq.gz</text:p>
          </table:table-cell>
          <table:table-cell office:value-type="float" office:value="569" calcext:value-type="float">
            <text:p>569</text:p>
          </table:table-cell>
          <table:table-cell office:value-type="float" office:value="531" calcext:value-type="float">
            <text:p>531</text:p>
          </table:table-cell>
          <table:table-cell table:formula="of:=100-([.C83]*100/[.B83])" office:value-type="float" office:value="6.67838312829525" calcext:value-type="float">
            <text:p>6.7</text:p>
          </table:table-cell>
        </table:table-row>
        <table:table-row table:style-name="ro1">
          <table:table-cell office:value-type="string" calcext:value-type="string">
            <text:p>MOCK10.bc1020--bc1107.fastq.gz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00-([.C84]*100/[.B84])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CK11.bc1020--bc1110.fastq.g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0-([.C85]*100/[.B85])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CK13.bc1020--bc1112.fastq.gz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00-([.C86]*100/[.B86])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CK28.bc1020--bc1096.fastq.gz</text:p>
          </table:table-cell>
          <table:table-cell office:value-type="float" office:value="1780" calcext:value-type="float">
            <text:p>1780</text:p>
          </table:table-cell>
          <table:table-cell office:value-type="float" office:value="1642" calcext:value-type="float">
            <text:p>1642</text:p>
          </table:table-cell>
          <table:table-cell table:formula="of:=100-([.C87]*100/[.B87])" office:value-type="float" office:value="7.75280898876405" calcext:value-type="float">
            <text:p>7.8</text:p>
          </table:table-cell>
        </table:table-row>
        <table:table-row table:style-name="ro1">
          <table:table-cell office:value-type="string" calcext:value-type="string">
            <text:p>MOCK7.bc1020--bc1101.fastq.gz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00-([.C88]*100/[.B88])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CK8.bc1020--bc1105.fastq.gz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00-([.C89]*100/[.B89])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C15.bc1022--bc1062.fastq.gz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00-([.C90]*100/[.B90])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NC28.bc1022--bc1033.fastq.gz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100-([.C91]*100/[.B91])" office:value-type="float" office:value="7.40740740740741" calcext:value-type="float">
            <text:p>7.4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91])" office:value-type="float" office:value="190328" calcext:value-type="float">
            <text:p>190328</text:p>
          </table:table-cell>
          <table:table-cell table:formula="of:=SUM([.C2:.C91])" office:value-type="float" office:value="164614" calcext:value-type="float">
            <text:p>164614</text:p>
          </table:table-cell>
          <table:table-cell table:formula="of:=100-([.C93]*100/[.B93])" office:value-type="float" office:value="13.5103610609054" calcext:value-type="float">
            <text:p>13.5</text:p>
          </table:table-cell>
        </table:table-row>
      </table:table>
      <table:table table:name="filter track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9"/>
        <table:table-row table:style-name="ro1"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reads.in</text:p>
          </table:table-cell>
          <table:table-cell table:style-name="ce3" office:value-type="string" calcext:value-type="string">
            <text:p>reads.out</text:p>
          </table:table-cell>
          <table:table-cell table:style-name="ce6" office:value-type="string" calcext:value-type="string">
            <text:p>%lost</text:p>
          </table:table-cell>
        </table:table-row>
        <table:table-row table:style-name="ro1">
          <table:table-cell office:value-type="string" calcext:value-type="string">
            <text:p>01AR.bc1005--bc1035.fastq.gz</text:p>
          </table:table-cell>
          <table:table-cell office:value-type="float" office:value="1940" calcext:value-type="float">
            <text:p>1940</text:p>
          </table:table-cell>
          <table:table-cell office:value-type="float" office:value="1512" calcext:value-type="float">
            <text:p>1512</text:p>
          </table:table-cell>
          <table:table-cell table:style-name="ce7" table:formula="of:=100-([.C2]*100/[.B2])" office:value-type="float" office:value="22.0618556701031" calcext:value-type="float">
            <text:p>22.1</text:p>
          </table:table-cell>
        </table:table-row>
        <table:table-row table:style-name="ro1">
          <table:table-cell office:value-type="string" calcext:value-type="string">
            <text:p>01AS.bc1005--bc1033.fastq.gz</text:p>
          </table:table-cell>
          <table:table-cell office:value-type="float" office:value="536" calcext:value-type="float">
            <text:p>536</text:p>
          </table:table-cell>
          <table:table-cell office:value-type="float" office:value="447" calcext:value-type="float">
            <text:p>447</text:p>
          </table:table-cell>
          <table:table-cell table:style-name="ce7" table:formula="of:=100-([.C3]*100/[.B3])" office:value-type="float" office:value="16.6044776119403" calcext:value-type="float">
            <text:p>16.6</text:p>
          </table:table-cell>
        </table:table-row>
        <table:table-row table:style-name="ro1">
          <table:table-cell office:value-type="string" calcext:value-type="string">
            <text:p>01BR.bc1005--bc1045.fastq.gz</text:p>
          </table:table-cell>
          <table:table-cell office:value-type="float" office:value="25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table:style-name="ce7" table:formula="of:=100-([.C4]*100/[.B4])" office:value-type="float" office:value="14.5669291338583" calcext:value-type="float">
            <text:p>14.6</text:p>
          </table:table-cell>
        </table:table-row>
        <table:table-row table:style-name="ro1">
          <table:table-cell office:value-type="string" calcext:value-type="string">
            <text:p>01BS.bc1005--bc1044.fastq.gz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style-name="ce7" table:formula="of:=100-([.C5]*100/[.B5])" office:value-type="float" office:value="22.5352112676056" calcext:value-type="float">
            <text:p>22.5</text:p>
          </table:table-cell>
        </table:table-row>
        <table:table-row table:style-name="ro1">
          <table:table-cell office:value-type="string" calcext:value-type="string">
            <text:p>02AR.bc1005--bc1056.fastq.gz</text:p>
          </table:table-cell>
          <table:table-cell office:value-type="float" office:value="722" calcext:value-type="float">
            <text:p>722</text:p>
          </table:table-cell>
          <table:table-cell office:value-type="float" office:value="574" calcext:value-type="float">
            <text:p>574</text:p>
          </table:table-cell>
          <table:table-cell table:style-name="ce7" table:formula="of:=100-([.C6]*100/[.B6])" office:value-type="float" office:value="20.4986149584488" calcext:value-type="float">
            <text:p>20.5</text:p>
          </table:table-cell>
        </table:table-row>
        <table:table-row table:style-name="ro1">
          <table:table-cell office:value-type="string" calcext:value-type="string">
            <text:p>02AS.bc1005--bc1054.fastq.gz</text:p>
          </table:table-cell>
          <table:table-cell office:value-type="float" office:value="1886" calcext:value-type="float">
            <text:p>1886</text:p>
          </table:table-cell>
          <table:table-cell office:value-type="float" office:value="1533" calcext:value-type="float">
            <text:p>1533</text:p>
          </table:table-cell>
          <table:table-cell table:style-name="ce7" table:formula="of:=100-([.C7]*100/[.B7])" office:value-type="float" office:value="18.7168610816543" calcext:value-type="float">
            <text:p>18.7</text:p>
          </table:table-cell>
        </table:table-row>
        <table:table-row table:style-name="ro1">
          <table:table-cell office:value-type="string" calcext:value-type="string">
            <text:p>04AR.bc1005--bc1059.fastq.gz</text:p>
          </table:table-cell>
          <table:table-cell office:value-type="float" office:value="1996" calcext:value-type="float">
            <text:p>1996</text:p>
          </table:table-cell>
          <table:table-cell office:value-type="float" office:value="1621" calcext:value-type="float">
            <text:p>1621</text:p>
          </table:table-cell>
          <table:table-cell table:style-name="ce7" table:formula="of:=100-([.C8]*100/[.B8])" office:value-type="float" office:value="18.7875751503006" calcext:value-type="float">
            <text:p>18.8</text:p>
          </table:table-cell>
        </table:table-row>
        <table:table-row table:style-name="ro1">
          <table:table-cell office:value-type="string" calcext:value-type="string">
            <text:p>04AS.bc1005--bc1057.fastq.gz</text:p>
          </table:table-cell>
          <table:table-cell office:value-type="float" office:value="1498" calcext:value-type="float">
            <text:p>1498</text:p>
          </table:table-cell>
          <table:table-cell office:value-type="float" office:value="1108" calcext:value-type="float">
            <text:p>1108</text:p>
          </table:table-cell>
          <table:table-cell table:style-name="ce7" table:formula="of:=100-([.C9]*100/[.B9])" office:value-type="float" office:value="26.0347129506008" calcext:value-type="float">
            <text:p>26.0</text:p>
          </table:table-cell>
        </table:table-row>
        <table:table-row table:style-name="ro1">
          <table:table-cell office:value-type="string" calcext:value-type="string">
            <text:p>06AR.bc1005--bc1062.fastq.gz</text:p>
          </table:table-cell>
          <table:table-cell office:value-type="float" office:value="991" calcext:value-type="float">
            <text:p>991</text:p>
          </table:table-cell>
          <table:table-cell office:value-type="float" office:value="798" calcext:value-type="float">
            <text:p>798</text:p>
          </table:table-cell>
          <table:table-cell table:style-name="ce7" table:formula="of:=100-([.C10]*100/[.B10])" office:value-type="float" office:value="19.4752774974773" calcext:value-type="float">
            <text:p>19.5</text:p>
          </table:table-cell>
        </table:table-row>
        <table:table-row table:style-name="ro1">
          <table:table-cell office:value-type="string" calcext:value-type="string">
            <text:p>06AS.bc1005--bc1060.fastq.gz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table:style-name="ce7" table:formula="of:=100-([.C11]*100/[.B11])" office:value-type="float" office:value="20" calcext:value-type="float">
            <text:p>20.0</text:p>
          </table:table-cell>
        </table:table-row>
        <table:table-row table:style-name="ro1">
          <table:table-cell office:value-type="string" calcext:value-type="string">
            <text:p>07AR.bc1005--bc1075.fastq.gz</text:p>
          </table:table-cell>
          <table:table-cell office:value-type="float" office:value="2486" calcext:value-type="float">
            <text:p>2486</text:p>
          </table:table-cell>
          <table:table-cell office:value-type="float" office:value="2003" calcext:value-type="float">
            <text:p>2003</text:p>
          </table:table-cell>
          <table:table-cell table:style-name="ce7" table:formula="of:=100-([.C12]*100/[.B12])" office:value-type="float" office:value="19.4288012872084" calcext:value-type="float">
            <text:p>19.4</text:p>
          </table:table-cell>
        </table:table-row>
        <table:table-row table:style-name="ro1">
          <table:table-cell table:style-name="ce4" office:value-type="string" calcext:value-type="string">
            <text:p>07AS.bc1005--bc1065.fastq.gz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100-([.C13]*100/[.B13])" office:value-type="float" office:value="100" calcext:value-type="float">
            <text:p>100.0</text:p>
          </table:table-cell>
        </table:table-row>
        <table:table-row table:style-name="ro1">
          <table:table-cell office:value-type="string" calcext:value-type="string">
            <text:p>07BR.bc1005--bc1082.fastq.gz</text:p>
          </table:table-cell>
          <table:table-cell office:value-type="float" office:value="2198" calcext:value-type="float">
            <text:p>2198</text:p>
          </table:table-cell>
          <table:table-cell office:value-type="float" office:value="1775" calcext:value-type="float">
            <text:p>1775</text:p>
          </table:table-cell>
          <table:table-cell table:style-name="ce7" table:formula="of:=100-([.C14]*100/[.B14])" office:value-type="float" office:value="19.2447679708826" calcext:value-type="float">
            <text:p>19.2</text:p>
          </table:table-cell>
        </table:table-row>
        <table:table-row table:style-name="ro1">
          <table:table-cell office:value-type="string" calcext:value-type="string">
            <text:p>07BS.bc1005--bc1076.fastq.gz</text:p>
          </table:table-cell>
          <table:table-cell office:value-type="float" office:value="764" calcext:value-type="float">
            <text:p>764</text:p>
          </table:table-cell>
          <table:table-cell office:value-type="float" office:value="627" calcext:value-type="float">
            <text:p>627</text:p>
          </table:table-cell>
          <table:table-cell table:style-name="ce7" table:formula="of:=100-([.C15]*100/[.B15])" office:value-type="float" office:value="17.9319371727749" calcext:value-type="float">
            <text:p>17.9</text:p>
          </table:table-cell>
        </table:table-row>
        <table:table-row table:style-name="ro1">
          <table:table-cell office:value-type="string" calcext:value-type="string">
            <text:p>07CR.bc1005--bc1089.fastq.gz</text:p>
          </table:table-cell>
          <table:table-cell office:value-type="float" office:value="276" calcext:value-type="float">
            <text:p>276</text:p>
          </table:table-cell>
          <table:table-cell office:value-type="float" office:value="226" calcext:value-type="float">
            <text:p>226</text:p>
          </table:table-cell>
          <table:table-cell table:style-name="ce7" table:formula="of:=100-([.C16]*100/[.B16])" office:value-type="float" office:value="18.1159420289855" calcext:value-type="float">
            <text:p>18.1</text:p>
          </table:table-cell>
        </table:table-row>
        <table:table-row table:style-name="ro1">
          <table:table-cell office:value-type="string" calcext:value-type="string">
            <text:p>07CS.bc1005--bc1083.fastq.gz</text:p>
          </table:table-cell>
          <table:table-cell office:value-type="float" office:value="607" calcext:value-type="float">
            <text:p>607</text:p>
          </table:table-cell>
          <table:table-cell office:value-type="float" office:value="489" calcext:value-type="float">
            <text:p>489</text:p>
          </table:table-cell>
          <table:table-cell table:style-name="ce7" table:formula="of:=100-([.C17]*100/[.B17])" office:value-type="float" office:value="19.4398682042834" calcext:value-type="float">
            <text:p>19.4</text:p>
          </table:table-cell>
        </table:table-row>
        <table:table-row table:style-name="ro1">
          <table:table-cell office:value-type="string" calcext:value-type="string">
            <text:p>08AR.bc1005--bc1098.fastq.gz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table:style-name="ce7" table:formula="of:=100-([.C18]*100/[.B18])" office:value-type="float" office:value="20.3252032520325" calcext:value-type="float">
            <text:p>20.3</text:p>
          </table:table-cell>
        </table:table-row>
        <table:table-row table:style-name="ro1">
          <table:table-cell office:value-type="string" calcext:value-type="string">
            <text:p>08AS.bc1005--bc1096.fastq.gz</text:p>
          </table:table-cell>
          <table:table-cell office:value-type="float" office:value="547" calcext:value-type="float">
            <text:p>547</text:p>
          </table:table-cell>
          <table:table-cell office:value-type="float" office:value="468" calcext:value-type="float">
            <text:p>468</text:p>
          </table:table-cell>
          <table:table-cell table:style-name="ce7" table:formula="of:=100-([.C19]*100/[.B19])" office:value-type="float" office:value="14.4424131627057" calcext:value-type="float">
            <text:p>14.4</text:p>
          </table:table-cell>
        </table:table-row>
        <table:table-row table:style-name="ro1">
          <table:table-cell office:value-type="string" calcext:value-type="string">
            <text:p>08BR.bc1005--bc1101.fastq.gz</text:p>
          </table:table-cell>
          <table:table-cell office:value-type="float" office:value="1860" calcext:value-type="float">
            <text:p>1860</text:p>
          </table:table-cell>
          <table:table-cell office:value-type="float" office:value="1493" calcext:value-type="float">
            <text:p>1493</text:p>
          </table:table-cell>
          <table:table-cell table:style-name="ce7" table:formula="of:=100-([.C20]*100/[.B20])" office:value-type="float" office:value="19.7311827956989" calcext:value-type="float">
            <text:p>19.7</text:p>
          </table:table-cell>
        </table:table-row>
        <table:table-row table:style-name="ro1">
          <table:table-cell office:value-type="string" calcext:value-type="string">
            <text:p>08BS.bc1005--bc1100.fastq.gz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style-name="ce7" table:formula="of:=100-([.C21]*100/[.B21])" office:value-type="float" office:value="25" calcext:value-type="float">
            <text:p>25.0</text:p>
          </table:table-cell>
        </table:table-row>
        <table:table-row table:style-name="ro1">
          <table:table-cell office:value-type="string" calcext:value-type="string">
            <text:p>09AR.bc1005--bc1107.fastq.gz</text:p>
          </table:table-cell>
          <table:table-cell office:value-type="float" office:value="3311" calcext:value-type="float">
            <text:p>3311</text:p>
          </table:table-cell>
          <table:table-cell office:value-type="float" office:value="2431" calcext:value-type="float">
            <text:p>2431</text:p>
          </table:table-cell>
          <table:table-cell table:style-name="ce7" table:formula="of:=100-([.C22]*100/[.B22])" office:value-type="float" office:value="26.578073089701" calcext:value-type="float">
            <text:p>26.6</text:p>
          </table:table-cell>
        </table:table-row>
        <table:table-row table:style-name="ro1">
          <table:table-cell office:value-type="string" calcext:value-type="string">
            <text:p>09AS.bc1005--bc1105.fastq.gz</text:p>
          </table:table-cell>
          <table:table-cell office:value-type="float" office:value="3006" calcext:value-type="float">
            <text:p>3006</text:p>
          </table:table-cell>
          <table:table-cell office:value-type="float" office:value="2279" calcext:value-type="float">
            <text:p>2279</text:p>
          </table:table-cell>
          <table:table-cell table:style-name="ce7" table:formula="of:=100-([.C23]*100/[.B23])" office:value-type="float" office:value="24.1849634065203" calcext:value-type="float">
            <text:p>24.2</text:p>
          </table:table-cell>
        </table:table-row>
        <table:table-row table:style-name="ro1">
          <table:table-cell office:value-type="string" calcext:value-type="string">
            <text:p>09BR.bc1005--bc1112.fastq.gz</text:p>
          </table:table-cell>
          <table:table-cell office:value-type="float" office:value="3586" calcext:value-type="float">
            <text:p>3586</text:p>
          </table:table-cell>
          <table:table-cell office:value-type="float" office:value="2770" calcext:value-type="float">
            <text:p>2770</text:p>
          </table:table-cell>
          <table:table-cell table:style-name="ce7" table:formula="of:=100-([.C24]*100/[.B24])" office:value-type="float" office:value="22.755158951478" calcext:value-type="float">
            <text:p>22.8</text:p>
          </table:table-cell>
        </table:table-row>
        <table:table-row table:style-name="ro1">
          <table:table-cell office:value-type="string" calcext:value-type="string">
            <text:p>09BS.bc1005--bc1110.fastq.gz</text:p>
          </table:table-cell>
          <table:table-cell office:value-type="float" office:value="3698" calcext:value-type="float">
            <text:p>3698</text:p>
          </table:table-cell>
          <table:table-cell office:value-type="float" office:value="2683" calcext:value-type="float">
            <text:p>2683</text:p>
          </table:table-cell>
          <table:table-cell table:style-name="ce7" table:formula="of:=100-([.C25]*100/[.B25])" office:value-type="float" office:value="27.4472687939427" calcext:value-type="float">
            <text:p>27.4</text:p>
          </table:table-cell>
        </table:table-row>
        <table:table-row table:style-name="ro1">
          <table:table-cell office:value-type="string" calcext:value-type="string">
            <text:p>09CR.bc1007--bc1035.fastq.gz</text:p>
          </table:table-cell>
          <table:table-cell office:value-type="float" office:value="404" calcext:value-type="float">
            <text:p>404</text:p>
          </table:table-cell>
          <table:table-cell office:value-type="float" office:value="324" calcext:value-type="float">
            <text:p>324</text:p>
          </table:table-cell>
          <table:table-cell table:style-name="ce7" table:formula="of:=100-([.C26]*100/[.B26])" office:value-type="float" office:value="19.8019801980198" calcext:value-type="float">
            <text:p>19.8</text:p>
          </table:table-cell>
        </table:table-row>
        <table:table-row table:style-name="ro1">
          <table:table-cell office:value-type="string" calcext:value-type="string">
            <text:p>09CS.bc1007--bc1033.fastq.gz</text:p>
          </table:table-cell>
          <table:table-cell office:value-type="float" office:value="787" calcext:value-type="float">
            <text:p>787</text:p>
          </table:table-cell>
          <table:table-cell office:value-type="float" office:value="654" calcext:value-type="float">
            <text:p>654</text:p>
          </table:table-cell>
          <table:table-cell table:style-name="ce7" table:formula="of:=100-([.C27]*100/[.B27])" office:value-type="float" office:value="16.8996188055908" calcext:value-type="float">
            <text:p>16.9</text:p>
          </table:table-cell>
        </table:table-row>
        <table:table-row table:style-name="ro1">
          <table:table-cell office:value-type="string" calcext:value-type="string">
            <text:p>10AR.bc1007--bc1045.fastq.gz</text:p>
          </table:table-cell>
          <table:table-cell office:value-type="float" office:value="464" calcext:value-type="float">
            <text:p>464</text:p>
          </table:table-cell>
          <table:table-cell office:value-type="float" office:value="387" calcext:value-type="float">
            <text:p>387</text:p>
          </table:table-cell>
          <table:table-cell table:style-name="ce7" table:formula="of:=100-([.C28]*100/[.B28])" office:value-type="float" office:value="16.5948275862069" calcext:value-type="float">
            <text:p>16.6</text:p>
          </table:table-cell>
        </table:table-row>
        <table:table-row table:style-name="ro1">
          <table:table-cell office:value-type="string" calcext:value-type="string">
            <text:p>10AS.bc1007--bc1044.fastq.gz</text:p>
          </table:table-cell>
          <table:table-cell office:value-type="float" office:value="964" calcext:value-type="float">
            <text:p>964</text:p>
          </table:table-cell>
          <table:table-cell office:value-type="float" office:value="796" calcext:value-type="float">
            <text:p>796</text:p>
          </table:table-cell>
          <table:table-cell table:style-name="ce7" table:formula="of:=100-([.C29]*100/[.B29])" office:value-type="float" office:value="17.4273858921162" calcext:value-type="float">
            <text:p>17.4</text:p>
          </table:table-cell>
        </table:table-row>
        <table:table-row table:style-name="ro1">
          <table:table-cell office:value-type="string" calcext:value-type="string">
            <text:p>11AR.bc1007--bc1056.fastq.gz</text:p>
          </table:table-cell>
          <table:table-cell office:value-type="float" office:value="1628" calcext:value-type="float">
            <text:p>1628</text:p>
          </table:table-cell>
          <table:table-cell office:value-type="float" office:value="1353" calcext:value-type="float">
            <text:p>1353</text:p>
          </table:table-cell>
          <table:table-cell table:style-name="ce7" table:formula="of:=100-([.C30]*100/[.B30])" office:value-type="float" office:value="16.8918918918919" calcext:value-type="float">
            <text:p>16.9</text:p>
          </table:table-cell>
        </table:table-row>
        <table:table-row table:style-name="ro1">
          <table:table-cell office:value-type="string" calcext:value-type="string">
            <text:p>11AS.bc1007--bc1054.fastq.gz</text:p>
          </table:table-cell>
          <table:table-cell office:value-type="float" office:value="1839" calcext:value-type="float">
            <text:p>1839</text:p>
          </table:table-cell>
          <table:table-cell office:value-type="float" office:value="1517" calcext:value-type="float">
            <text:p>1517</text:p>
          </table:table-cell>
          <table:table-cell table:style-name="ce7" table:formula="of:=100-([.C31]*100/[.B31])" office:value-type="float" office:value="17.5095160413268" calcext:value-type="float">
            <text:p>17.5</text:p>
          </table:table-cell>
        </table:table-row>
        <table:table-row table:style-name="ro1">
          <table:table-cell office:value-type="string" calcext:value-type="string">
            <text:p>13AR.bc1007--bc1059.fastq.gz</text:p>
          </table:table-cell>
          <table:table-cell office:value-type="float" office:value="337" calcext:value-type="float">
            <text:p>337</text:p>
          </table:table-cell>
          <table:table-cell office:value-type="float" office:value="279" calcext:value-type="float">
            <text:p>279</text:p>
          </table:table-cell>
          <table:table-cell table:style-name="ce7" table:formula="of:=100-([.C32]*100/[.B32])" office:value-type="float" office:value="17.2106824925816" calcext:value-type="float">
            <text:p>17.2</text:p>
          </table:table-cell>
        </table:table-row>
        <table:table-row table:style-name="ro1">
          <table:table-cell office:value-type="string" calcext:value-type="string">
            <text:p>13AS.bc1007--bc1057.fastq.gz</text:p>
          </table:table-cell>
          <table:table-cell office:value-type="float" office:value="483" calcext:value-type="float">
            <text:p>483</text:p>
          </table:table-cell>
          <table:table-cell office:value-type="float" office:value="400" calcext:value-type="float">
            <text:p>400</text:p>
          </table:table-cell>
          <table:table-cell table:style-name="ce7" table:formula="of:=100-([.C33]*100/[.B33])" office:value-type="float" office:value="17.184265010352" calcext:value-type="float">
            <text:p>17.2</text:p>
          </table:table-cell>
        </table:table-row>
        <table:table-row table:style-name="ro1">
          <table:table-cell office:value-type="string" calcext:value-type="string">
            <text:p>14AR.bc1007--bc1062.fastq.gz</text:p>
          </table:table-cell>
          <table:table-cell office:value-type="float" office:value="402" calcext:value-type="float">
            <text:p>402</text:p>
          </table:table-cell>
          <table:table-cell office:value-type="float" office:value="324" calcext:value-type="float">
            <text:p>324</text:p>
          </table:table-cell>
          <table:table-cell table:style-name="ce7" table:formula="of:=100-([.C34]*100/[.B34])" office:value-type="float" office:value="19.4029850746269" calcext:value-type="float">
            <text:p>19.4</text:p>
          </table:table-cell>
        </table:table-row>
        <table:table-row table:style-name="ro1">
          <table:table-cell office:value-type="string" calcext:value-type="string">
            <text:p>14AS.bc1007--bc1060.fastq.gz</text:p>
          </table:table-cell>
          <table:table-cell office:value-type="float" office:value="274" calcext:value-type="float">
            <text:p>274</text:p>
          </table:table-cell>
          <table:table-cell office:value-type="float" office:value="221" calcext:value-type="float">
            <text:p>221</text:p>
          </table:table-cell>
          <table:table-cell table:style-name="ce7" table:formula="of:=100-([.C35]*100/[.B35])" office:value-type="float" office:value="19.3430656934307" calcext:value-type="float">
            <text:p>19.3</text:p>
          </table:table-cell>
        </table:table-row>
        <table:table-row table:style-name="ro1">
          <table:table-cell office:value-type="string" calcext:value-type="string">
            <text:p>16AR.bc1007--bc1075.fastq.gz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table:style-name="ce7" table:formula="of:=100-([.C36]*100/[.B36])" office:value-type="float" office:value="16.1016949152542" calcext:value-type="float">
            <text:p>16.1</text:p>
          </table:table-cell>
        </table:table-row>
        <table:table-row table:style-name="ro1">
          <table:table-cell office:value-type="string" calcext:value-type="string">
            <text:p>16AS.bc1007--bc1065.fastq.gz</text:p>
          </table:table-cell>
          <table:table-cell office:value-type="float" office:value="1073" calcext:value-type="float">
            <text:p>1073</text:p>
          </table:table-cell>
          <table:table-cell office:value-type="float" office:value="876" calcext:value-type="float">
            <text:p>876</text:p>
          </table:table-cell>
          <table:table-cell table:style-name="ce7" table:formula="of:=100-([.C37]*100/[.B37])" office:value-type="float" office:value="18.3597390493942" calcext:value-type="float">
            <text:p>18.4</text:p>
          </table:table-cell>
        </table:table-row>
        <table:table-row table:style-name="ro1">
          <table:table-cell office:value-type="string" calcext:value-type="string">
            <text:p>17AR.bc1007--bc1082.fastq.gz</text:p>
          </table:table-cell>
          <table:table-cell office:value-type="float" office:value="2905" calcext:value-type="float">
            <text:p>2905</text:p>
          </table:table-cell>
          <table:table-cell office:value-type="float" office:value="2259" calcext:value-type="float">
            <text:p>2259</text:p>
          </table:table-cell>
          <table:table-cell table:style-name="ce7" table:formula="of:=100-([.C38]*100/[.B38])" office:value-type="float" office:value="22.2375215146299" calcext:value-type="float">
            <text:p>22.2</text:p>
          </table:table-cell>
        </table:table-row>
        <table:table-row table:style-name="ro1">
          <table:table-cell table:style-name="ce4" office:value-type="string" calcext:value-type="string">
            <text:p>17AS.bc1007--bc1076.fastq.gz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100-([.C39]*100/[.B39])" office:value-type="float" office:value="100" calcext:value-type="float">
            <text:p>100.0</text:p>
          </table:table-cell>
        </table:table-row>
        <table:table-row table:style-name="ro1">
          <table:table-cell office:value-type="string" calcext:value-type="string">
            <text:p>17BR.bc1007--bc1089.fastq.gz</text:p>
          </table:table-cell>
          <table:table-cell office:value-type="float" office:value="994" calcext:value-type="float">
            <text:p>994</text:p>
          </table:table-cell>
          <table:table-cell office:value-type="float" office:value="833" calcext:value-type="float">
            <text:p>833</text:p>
          </table:table-cell>
          <table:table-cell table:style-name="ce7" table:formula="of:=100-([.C40]*100/[.B40])" office:value-type="float" office:value="16.1971830985916" calcext:value-type="float">
            <text:p>16.2</text:p>
          </table:table-cell>
        </table:table-row>
        <table:table-row table:style-name="ro1">
          <table:table-cell office:value-type="string" calcext:value-type="string">
            <text:p>17BS.bc1007--bc1083.fastq.gz</text:p>
          </table:table-cell>
          <table:table-cell office:value-type="float" office:value="561" calcext:value-type="float">
            <text:p>561</text:p>
          </table:table-cell>
          <table:table-cell office:value-type="float" office:value="460" calcext:value-type="float">
            <text:p>460</text:p>
          </table:table-cell>
          <table:table-cell table:style-name="ce7" table:formula="of:=100-([.C41]*100/[.B41])" office:value-type="float" office:value="18.0035650623886" calcext:value-type="float">
            <text:p>18.0</text:p>
          </table:table-cell>
        </table:table-row>
        <table:table-row table:style-name="ro1">
          <table:table-cell office:value-type="string" calcext:value-type="string">
            <text:p>17CR.bc1007--bc1098.fastq.gz</text:p>
          </table:table-cell>
          <table:table-cell office:value-type="float" office:value="4015" calcext:value-type="float">
            <text:p>4015</text:p>
          </table:table-cell>
          <table:table-cell office:value-type="float" office:value="3033" calcext:value-type="float">
            <text:p>3033</text:p>
          </table:table-cell>
          <table:table-cell table:style-name="ce7" table:formula="of:=100-([.C42]*100/[.B42])" office:value-type="float" office:value="24.4582814445828" calcext:value-type="float">
            <text:p>24.5</text:p>
          </table:table-cell>
        </table:table-row>
        <table:table-row table:style-name="ro1">
          <table:table-cell office:value-type="string" calcext:value-type="string">
            <text:p>17CS.bc1007--bc1096.fastq.gz</text:p>
          </table:table-cell>
          <table:table-cell office:value-type="float" office:value="2599" calcext:value-type="float">
            <text:p>2599</text:p>
          </table:table-cell>
          <table:table-cell office:value-type="float" office:value="2079" calcext:value-type="float">
            <text:p>2079</text:p>
          </table:table-cell>
          <table:table-cell table:style-name="ce7" table:formula="of:=100-([.C43]*100/[.B43])" office:value-type="float" office:value="20.0076952674105" calcext:value-type="float">
            <text:p>20.0</text:p>
          </table:table-cell>
        </table:table-row>
        <table:table-row table:style-name="ro1">
          <table:table-cell office:value-type="string" calcext:value-type="string">
            <text:p>18AR.bc1007--bc1101.fastq.gz</text:p>
          </table:table-cell>
          <table:table-cell office:value-type="float" office:value="1205" calcext:value-type="float">
            <text:p>1205</text:p>
          </table:table-cell>
          <table:table-cell office:value-type="float" office:value="965" calcext:value-type="float">
            <text:p>965</text:p>
          </table:table-cell>
          <table:table-cell table:style-name="ce7" table:formula="of:=100-([.C44]*100/[.B44])" office:value-type="float" office:value="19.9170124481328" calcext:value-type="float">
            <text:p>19.9</text:p>
          </table:table-cell>
        </table:table-row>
        <table:table-row table:style-name="ro1">
          <table:table-cell office:value-type="string" calcext:value-type="string">
            <text:p>18AS.bc1007--bc1100.fastq.gz</text:p>
          </table:table-cell>
          <table:table-cell office:value-type="float" office:value="1530" calcext:value-type="float">
            <text:p>1530</text:p>
          </table:table-cell>
          <table:table-cell office:value-type="float" office:value="1232" calcext:value-type="float">
            <text:p>1232</text:p>
          </table:table-cell>
          <table:table-cell table:style-name="ce7" table:formula="of:=100-([.C45]*100/[.B45])" office:value-type="float" office:value="19.4771241830065" calcext:value-type="float">
            <text:p>19.5</text:p>
          </table:table-cell>
        </table:table-row>
        <table:table-row table:style-name="ro1">
          <table:table-cell office:value-type="string" calcext:value-type="string">
            <text:p>18BR.bc1007--bc1107.fastq.gz</text:p>
          </table:table-cell>
          <table:table-cell office:value-type="float" office:value="529" calcext:value-type="float">
            <text:p>529</text:p>
          </table:table-cell>
          <table:table-cell office:value-type="float" office:value="433" calcext:value-type="float">
            <text:p>433</text:p>
          </table:table-cell>
          <table:table-cell table:style-name="ce7" table:formula="of:=100-([.C46]*100/[.B46])" office:value-type="float" office:value="18.1474480151229" calcext:value-type="float">
            <text:p>18.1</text:p>
          </table:table-cell>
        </table:table-row>
        <table:table-row table:style-name="ro1">
          <table:table-cell office:value-type="string" calcext:value-type="string">
            <text:p>18BS.bc1007--bc1105.fastq.gz</text:p>
          </table:table-cell>
          <table:table-cell office:value-type="float" office:value="1923" calcext:value-type="float">
            <text:p>1923</text:p>
          </table:table-cell>
          <table:table-cell office:value-type="float" office:value="1506" calcext:value-type="float">
            <text:p>1506</text:p>
          </table:table-cell>
          <table:table-cell table:style-name="ce7" table:formula="of:=100-([.C47]*100/[.B47])" office:value-type="float" office:value="21.6848673946958" calcext:value-type="float">
            <text:p>21.7</text:p>
          </table:table-cell>
        </table:table-row>
        <table:table-row table:style-name="ro1">
          <table:table-cell office:value-type="string" calcext:value-type="string">
            <text:p>19AR.bc1007--bc1112.fastq.gz</text:p>
          </table:table-cell>
          <table:table-cell office:value-type="float" office:value="2742" calcext:value-type="float">
            <text:p>2742</text:p>
          </table:table-cell>
          <table:table-cell office:value-type="float" office:value="2240" calcext:value-type="float">
            <text:p>2240</text:p>
          </table:table-cell>
          <table:table-cell table:style-name="ce7" table:formula="of:=100-([.C48]*100/[.B48])" office:value-type="float" office:value="18.3078045222465" calcext:value-type="float">
            <text:p>18.3</text:p>
          </table:table-cell>
        </table:table-row>
        <table:table-row table:style-name="ro1">
          <table:table-cell office:value-type="string" calcext:value-type="string">
            <text:p>19AS.bc1007--bc1110.fastq.gz</text:p>
          </table:table-cell>
          <table:table-cell office:value-type="float" office:value="3699" calcext:value-type="float">
            <text:p>3699</text:p>
          </table:table-cell>
          <table:table-cell office:value-type="float" office:value="3017" calcext:value-type="float">
            <text:p>3017</text:p>
          </table:table-cell>
          <table:table-cell table:style-name="ce7" table:formula="of:=100-([.C49]*100/[.B49])" office:value-type="float" office:value="18.4374155177075" calcext:value-type="float">
            <text:p>18.4</text:p>
          </table:table-cell>
        </table:table-row>
        <table:table-row table:style-name="ro1">
          <table:table-cell office:value-type="string" calcext:value-type="string">
            <text:p>20AR.bc1008--bc1035.fastq.gz</text:p>
          </table:table-cell>
          <table:table-cell office:value-type="float" office:value="7076" calcext:value-type="float">
            <text:p>7076</text:p>
          </table:table-cell>
          <table:table-cell office:value-type="float" office:value="5786" calcext:value-type="float">
            <text:p>5786</text:p>
          </table:table-cell>
          <table:table-cell table:style-name="ce7" table:formula="of:=100-([.C50]*100/[.B50])" office:value-type="float" office:value="18.2306387789712" calcext:value-type="float">
            <text:p>18.2</text:p>
          </table:table-cell>
        </table:table-row>
        <table:table-row table:style-name="ro1">
          <table:table-cell office:value-type="string" calcext:value-type="string">
            <text:p>20AS.bc1008--bc1033.fastq.gz</text:p>
          </table:table-cell>
          <table:table-cell office:value-type="float" office:value="4572" calcext:value-type="float">
            <text:p>4572</text:p>
          </table:table-cell>
          <table:table-cell office:value-type="float" office:value="3779" calcext:value-type="float">
            <text:p>3779</text:p>
          </table:table-cell>
          <table:table-cell table:style-name="ce7" table:formula="of:=100-([.C51]*100/[.B51])" office:value-type="float" office:value="17.3447069116361" calcext:value-type="float">
            <text:p>17.3</text:p>
          </table:table-cell>
        </table:table-row>
        <table:table-row table:style-name="ro1">
          <table:table-cell office:value-type="string" calcext:value-type="string">
            <text:p>20BR.bc1008--bc1044.fastq.gz</text:p>
          </table:table-cell>
          <table:table-cell office:value-type="float" office:value="5030" calcext:value-type="float">
            <text:p>5030</text:p>
          </table:table-cell>
          <table:table-cell office:value-type="float" office:value="4162" calcext:value-type="float">
            <text:p>4162</text:p>
          </table:table-cell>
          <table:table-cell table:style-name="ce7" table:formula="of:=100-([.C52]*100/[.B52])" office:value-type="float" office:value="17.2564612326044" calcext:value-type="float">
            <text:p>17.3</text:p>
          </table:table-cell>
        </table:table-row>
        <table:table-row table:style-name="ro1">
          <table:table-cell office:value-type="string" calcext:value-type="string">
            <text:p>20CS.bc1008--bc1045.fastq.gz</text:p>
          </table:table-cell>
          <table:table-cell office:value-type="float" office:value="9864" calcext:value-type="float">
            <text:p>9864</text:p>
          </table:table-cell>
          <table:table-cell office:value-type="float" office:value="7535" calcext:value-type="float">
            <text:p>7535</text:p>
          </table:table-cell>
          <table:table-cell table:style-name="ce7" table:formula="of:=100-([.C53]*100/[.B53])" office:value-type="float" office:value="23.6111111111111" calcext:value-type="float">
            <text:p>23.6</text:p>
          </table:table-cell>
        </table:table-row>
        <table:table-row table:style-name="ro1">
          <table:table-cell office:value-type="string" calcext:value-type="string">
            <text:p>21AR.bc1008--bc1056.fastq.gz</text:p>
          </table:table-cell>
          <table:table-cell office:value-type="float" office:value="3064" calcext:value-type="float">
            <text:p>3064</text:p>
          </table:table-cell>
          <table:table-cell office:value-type="float" office:value="2549" calcext:value-type="float">
            <text:p>2549</text:p>
          </table:table-cell>
          <table:table-cell table:style-name="ce7" table:formula="of:=100-([.C54]*100/[.B54])" office:value-type="float" office:value="16.8080939947781" calcext:value-type="float">
            <text:p>16.8</text:p>
          </table:table-cell>
        </table:table-row>
        <table:table-row table:style-name="ro1">
          <table:table-cell office:value-type="string" calcext:value-type="string">
            <text:p>21AS.bc1008--bc1054.fastq.gz</text:p>
          </table:table-cell>
          <table:table-cell office:value-type="float" office:value="7617" calcext:value-type="float">
            <text:p>7617</text:p>
          </table:table-cell>
          <table:table-cell office:value-type="float" office:value="6273" calcext:value-type="float">
            <text:p>6273</text:p>
          </table:table-cell>
          <table:table-cell table:style-name="ce7" table:formula="of:=100-([.C55]*100/[.B55])" office:value-type="float" office:value="17.6447420244191" calcext:value-type="float">
            <text:p>17.6</text:p>
          </table:table-cell>
        </table:table-row>
        <table:table-row table:style-name="ro1">
          <table:table-cell office:value-type="string" calcext:value-type="string">
            <text:p>24AR.bc1008--bc1059.fastq.gz</text:p>
          </table:table-cell>
          <table:table-cell office:value-type="float" office:value="2200" calcext:value-type="float">
            <text:p>2200</text:p>
          </table:table-cell>
          <table:table-cell office:value-type="float" office:value="1758" calcext:value-type="float">
            <text:p>1758</text:p>
          </table:table-cell>
          <table:table-cell table:style-name="ce7" table:formula="of:=100-([.C56]*100/[.B56])" office:value-type="float" office:value="20.0909090909091" calcext:value-type="float">
            <text:p>20.1</text:p>
          </table:table-cell>
        </table:table-row>
        <table:table-row table:style-name="ro1">
          <table:table-cell office:value-type="string" calcext:value-type="string">
            <text:p>24AS.bc1008--bc1057.fastq.gz</text:p>
          </table:table-cell>
          <table:table-cell office:value-type="float" office:value="1049" calcext:value-type="float">
            <text:p>1049</text:p>
          </table:table-cell>
          <table:table-cell office:value-type="float" office:value="834" calcext:value-type="float">
            <text:p>834</text:p>
          </table:table-cell>
          <table:table-cell table:style-name="ce7" table:formula="of:=100-([.C57]*100/[.B57])" office:value-type="float" office:value="20.4957102001907" calcext:value-type="float">
            <text:p>20.5</text:p>
          </table:table-cell>
        </table:table-row>
        <table:table-row table:style-name="ro1">
          <table:table-cell office:value-type="string" calcext:value-type="string">
            <text:p>26AR.bc1008--bc1062.fastq.gz</text:p>
          </table:table-cell>
          <table:table-cell office:value-type="float" office:value="4528" calcext:value-type="float">
            <text:p>4528</text:p>
          </table:table-cell>
          <table:table-cell office:value-type="float" office:value="3673" calcext:value-type="float">
            <text:p>3673</text:p>
          </table:table-cell>
          <table:table-cell table:style-name="ce7" table:formula="of:=100-([.C58]*100/[.B58])" office:value-type="float" office:value="18.8825088339223" calcext:value-type="float">
            <text:p>18.9</text:p>
          </table:table-cell>
        </table:table-row>
        <table:table-row table:style-name="ro1">
          <table:table-cell office:value-type="string" calcext:value-type="string">
            <text:p>26AS.bc1008--bc1060.fastq.gz</text:p>
          </table:table-cell>
          <table:table-cell office:value-type="float" office:value="2476" calcext:value-type="float">
            <text:p>2476</text:p>
          </table:table-cell>
          <table:table-cell office:value-type="float" office:value="2037" calcext:value-type="float">
            <text:p>2037</text:p>
          </table:table-cell>
          <table:table-cell table:style-name="ce7" table:formula="of:=100-([.C59]*100/[.B59])" office:value-type="float" office:value="17.7302100161551" calcext:value-type="float">
            <text:p>17.7</text:p>
          </table:table-cell>
        </table:table-row>
        <table:table-row table:style-name="ro1">
          <table:table-cell office:value-type="string" calcext:value-type="string">
            <text:p>27AR.bc1008--bc1075.fastq.gz</text:p>
          </table:table-cell>
          <table:table-cell office:value-type="float" office:value="5174" calcext:value-type="float">
            <text:p>5174</text:p>
          </table:table-cell>
          <table:table-cell office:value-type="float" office:value="4061" calcext:value-type="float">
            <text:p>4061</text:p>
          </table:table-cell>
          <table:table-cell table:style-name="ce7" table:formula="of:=100-([.C60]*100/[.B60])" office:value-type="float" office:value="21.5114031696946" calcext:value-type="float">
            <text:p>21.5</text:p>
          </table:table-cell>
        </table:table-row>
        <table:table-row table:style-name="ro1">
          <table:table-cell office:value-type="string" calcext:value-type="string">
            <text:p>27AS.bc1008--bc1065.fastq.gz</text:p>
          </table:table-cell>
          <table:table-cell office:value-type="float" office:value="8458" calcext:value-type="float">
            <text:p>8458</text:p>
          </table:table-cell>
          <table:table-cell office:value-type="float" office:value="6383" calcext:value-type="float">
            <text:p>6383</text:p>
          </table:table-cell>
          <table:table-cell table:style-name="ce7" table:formula="of:=100-([.C61]*100/[.B61])" office:value-type="float" office:value="24.5329865216363" calcext:value-type="float">
            <text:p>24.5</text:p>
          </table:table-cell>
        </table:table-row>
        <table:table-row table:style-name="ro1">
          <table:table-cell office:value-type="string" calcext:value-type="string">
            <text:p>28AR.bc1008--bc1082.fastq.gz</text:p>
          </table:table-cell>
          <table:table-cell office:value-type="float" office:value="1352" calcext:value-type="float">
            <text:p>1352</text:p>
          </table:table-cell>
          <table:table-cell office:value-type="float" office:value="1088" calcext:value-type="float">
            <text:p>1088</text:p>
          </table:table-cell>
          <table:table-cell table:style-name="ce7" table:formula="of:=100-([.C62]*100/[.B62])" office:value-type="float" office:value="19.5266272189349" calcext:value-type="float">
            <text:p>19.5</text:p>
          </table:table-cell>
        </table:table-row>
        <table:table-row table:style-name="ro1">
          <table:table-cell office:value-type="string" calcext:value-type="string">
            <text:p>28AS.bc1008--bc1076.fastq.gz</text:p>
          </table:table-cell>
          <table:table-cell office:value-type="float" office:value="5991" calcext:value-type="float">
            <text:p>5991</text:p>
          </table:table-cell>
          <table:table-cell office:value-type="float" office:value="4338" calcext:value-type="float">
            <text:p>4338</text:p>
          </table:table-cell>
          <table:table-cell table:style-name="ce7" table:formula="of:=100-([.C63]*100/[.B63])" office:value-type="float" office:value="27.5913870806209" calcext:value-type="float">
            <text:p>27.6</text:p>
          </table:table-cell>
        </table:table-row>
        <table:table-row table:style-name="ro1">
          <table:table-cell office:value-type="string" calcext:value-type="string">
            <text:p>29AR.bc1008--bc1089.fastq.gz</text:p>
          </table:table-cell>
          <table:table-cell office:value-type="float" office:value="5353" calcext:value-type="float">
            <text:p>5353</text:p>
          </table:table-cell>
          <table:table-cell office:value-type="float" office:value="4394" calcext:value-type="float">
            <text:p>4394</text:p>
          </table:table-cell>
          <table:table-cell table:style-name="ce7" table:formula="of:=100-([.C64]*100/[.B64])" office:value-type="float" office:value="17.9151877451896" calcext:value-type="float">
            <text:p>17.9</text:p>
          </table:table-cell>
        </table:table-row>
        <table:table-row table:style-name="ro1">
          <table:table-cell office:value-type="string" calcext:value-type="string">
            <text:p>29AS.bc1008--bc1083.fastq.g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table:formula="of:=100-([.C65]*100/[.B65])" office:value-type="float" office:value="40" calcext:value-type="float">
            <text:p>40.0</text:p>
          </table:table-cell>
        </table:table-row>
        <table:table-row table:style-name="ro1">
          <table:table-cell office:value-type="string" calcext:value-type="string">
            <text:p>30AR.bc1008--bc1098.fastq.gz</text:p>
          </table:table-cell>
          <table:table-cell office:value-type="float" office:value="202" calcext:value-type="float">
            <text:p>202</text:p>
          </table:table-cell>
          <table:table-cell office:value-type="float" office:value="170" calcext:value-type="float">
            <text:p>170</text:p>
          </table:table-cell>
          <table:table-cell table:style-name="ce7" table:formula="of:=100-([.C66]*100/[.B66])" office:value-type="float" office:value="15.8415841584158" calcext:value-type="float">
            <text:p>15.8</text:p>
          </table:table-cell>
        </table:table-row>
        <table:table-row table:style-name="ro1">
          <table:table-cell office:value-type="string" calcext:value-type="string">
            <text:p>30AS.bc1008--bc1096.fastq.gz</text:p>
          </table:table-cell>
          <table:table-cell office:value-type="float" office:value="809" calcext:value-type="float">
            <text:p>809</text:p>
          </table:table-cell>
          <table:table-cell office:value-type="float" office:value="668" calcext:value-type="float">
            <text:p>668</text:p>
          </table:table-cell>
          <table:table-cell table:style-name="ce7" table:formula="of:=100-([.C67]*100/[.B67])" office:value-type="float" office:value="17.4289245982695" calcext:value-type="float">
            <text:p>17.4</text:p>
          </table:table-cell>
        </table:table-row>
        <table:table-row table:style-name="ro1">
          <table:table-cell office:value-type="string" calcext:value-type="string">
            <text:p>31AR.bc1008--bc1100.fastq.gz</text:p>
          </table:table-cell>
          <table:table-cell office:value-type="float" office:value="3503" calcext:value-type="float">
            <text:p>3503</text:p>
          </table:table-cell>
          <table:table-cell office:value-type="float" office:value="2446" calcext:value-type="float">
            <text:p>2446</text:p>
          </table:table-cell>
          <table:table-cell table:style-name="ce7" table:formula="of:=100-([.C68]*100/[.B68])" office:value-type="float" office:value="30.1741364544676" calcext:value-type="float">
            <text:p>30.2</text:p>
          </table:table-cell>
        </table:table-row>
        <table:table-row table:style-name="ro1">
          <table:table-cell office:value-type="string" calcext:value-type="string">
            <text:p>31BS.bc1008--bc1101.fastq.gz</text:p>
          </table:table-cell>
          <table:table-cell office:value-type="float" office:value="5220" calcext:value-type="float">
            <text:p>5220</text:p>
          </table:table-cell>
          <table:table-cell office:value-type="float" office:value="3672" calcext:value-type="float">
            <text:p>3672</text:p>
          </table:table-cell>
          <table:table-cell table:style-name="ce7" table:formula="of:=100-([.C69]*100/[.B69])" office:value-type="float" office:value="29.6551724137931" calcext:value-type="float">
            <text:p>29.7</text:p>
          </table:table-cell>
        </table:table-row>
        <table:table-row table:style-name="ro1">
          <table:table-cell office:value-type="string" calcext:value-type="string">
            <text:p>32AR.bc1008--bc1107.fastq.gz</text:p>
          </table:table-cell>
          <table:table-cell office:value-type="float" office:value="4956" calcext:value-type="float">
            <text:p>4956</text:p>
          </table:table-cell>
          <table:table-cell office:value-type="float" office:value="3999" calcext:value-type="float">
            <text:p>3999</text:p>
          </table:table-cell>
          <table:table-cell table:style-name="ce7" table:formula="of:=100-([.C70]*100/[.B70])" office:value-type="float" office:value="19.3099273607748" calcext:value-type="float">
            <text:p>19.3</text:p>
          </table:table-cell>
        </table:table-row>
        <table:table-row table:style-name="ro1">
          <table:table-cell office:value-type="string" calcext:value-type="string">
            <text:p>32AS.bc1008--bc1105.fastq.gz</text:p>
          </table:table-cell>
          <table:table-cell office:value-type="float" office:value="1140" calcext:value-type="float">
            <text:p>1140</text:p>
          </table:table-cell>
          <table:table-cell office:value-type="float" office:value="936" calcext:value-type="float">
            <text:p>936</text:p>
          </table:table-cell>
          <table:table-cell table:style-name="ce7" table:formula="of:=100-([.C71]*100/[.B71])" office:value-type="float" office:value="17.8947368421053" calcext:value-type="float">
            <text:p>17.9</text:p>
          </table:table-cell>
        </table:table-row>
        <table:table-row table:style-name="ro1">
          <table:table-cell office:value-type="string" calcext:value-type="string">
            <text:p>33AS.bc1008--bc1110.fastq.gz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table:style-name="ce7" table:formula="of:=100-([.C72]*100/[.B72])" office:value-type="float" office:value="19.3370165745856" calcext:value-type="float">
            <text:p>19.3</text:p>
          </table:table-cell>
        </table:table-row>
        <table:table-row table:style-name="ro1">
          <table:table-cell office:value-type="string" calcext:value-type="string">
            <text:p>37AR.bc1012--bc1033.fastq.gz</text:p>
          </table:table-cell>
          <table:table-cell office:value-type="float" office:value="558" calcext:value-type="float">
            <text:p>558</text:p>
          </table:table-cell>
          <table:table-cell office:value-type="float" office:value="466" calcext:value-type="float">
            <text:p>466</text:p>
          </table:table-cell>
          <table:table-cell table:style-name="ce7" table:formula="of:=100-([.C73]*100/[.B73])" office:value-type="float" office:value="16.4874551971326" calcext:value-type="float">
            <text:p>16.5</text:p>
          </table:table-cell>
        </table:table-row>
        <table:table-row table:style-name="ro1">
          <table:table-cell office:value-type="string" calcext:value-type="string">
            <text:p>37AS.bc1008--bc1112.fastq.gz</text:p>
          </table:table-cell>
          <table:table-cell office:value-type="float" office:value="769" calcext:value-type="float">
            <text:p>769</text:p>
          </table:table-cell>
          <table:table-cell office:value-type="float" office:value="631" calcext:value-type="float">
            <text:p>631</text:p>
          </table:table-cell>
          <table:table-cell table:style-name="ce7" table:formula="of:=100-([.C74]*100/[.B74])" office:value-type="float" office:value="17.9453836150845" calcext:value-type="float">
            <text:p>17.9</text:p>
          </table:table-cell>
        </table:table-row>
        <table:table-row table:style-name="ro1">
          <table:table-cell office:value-type="string" calcext:value-type="string">
            <text:p>37BR.bc1012--bc1044.fastq.gz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table:style-name="ce7" table:formula="of:=100-([.C75]*100/[.B75])" office:value-type="float" office:value="21.9512195121951" calcext:value-type="float">
            <text:p>22.0</text:p>
          </table:table-cell>
        </table:table-row>
        <table:table-row table:style-name="ro1">
          <table:table-cell office:value-type="string" calcext:value-type="string">
            <text:p>37BS.bc1012--bc1035.fastq.gz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table:style-name="ce7" table:formula="of:=100-([.C76]*100/[.B76])" office:value-type="float" office:value="23.6559139784946" calcext:value-type="float">
            <text:p>23.7</text:p>
          </table:table-cell>
        </table:table-row>
        <table:table-row table:style-name="ro1">
          <table:table-cell office:value-type="string" calcext:value-type="string">
            <text:p>38AR.bc1012--bc1054.fastq.gz</text:p>
          </table:table-cell>
          <table:table-cell office:value-type="float" office:value="1291" calcext:value-type="float">
            <text:p>1291</text:p>
          </table:table-cell>
          <table:table-cell office:value-type="float" office:value="1043" calcext:value-type="float">
            <text:p>1043</text:p>
          </table:table-cell>
          <table:table-cell table:style-name="ce7" table:formula="of:=100-([.C77]*100/[.B77])" office:value-type="float" office:value="19.2099147947328" calcext:value-type="float">
            <text:p>19.2</text:p>
          </table:table-cell>
        </table:table-row>
        <table:table-row table:style-name="ro1">
          <table:table-cell office:value-type="string" calcext:value-type="string">
            <text:p>38AS.bc1012--bc1045.fastq.gz</text:p>
          </table:table-cell>
          <table:table-cell office:value-type="float" office:value="1521" calcext:value-type="float">
            <text:p>1521</text:p>
          </table:table-cell>
          <table:table-cell office:value-type="float" office:value="1255" calcext:value-type="float">
            <text:p>1255</text:p>
          </table:table-cell>
          <table:table-cell table:style-name="ce7" table:formula="of:=100-([.C78]*100/[.B78])" office:value-type="float" office:value="17.4884944115713" calcext:value-type="float">
            <text:p>17.5</text:p>
          </table:table-cell>
        </table:table-row>
        <table:table-row table:style-name="ro1">
          <table:table-cell office:value-type="string" calcext:value-type="string">
            <text:p>38BR.bc1020--bc1060.fastq.gz</text:p>
          </table:table-cell>
          <table:table-cell office:value-type="float" office:value="4582" calcext:value-type="float">
            <text:p>4582</text:p>
          </table:table-cell>
          <table:table-cell office:value-type="float" office:value="3691" calcext:value-type="float">
            <text:p>3691</text:p>
          </table:table-cell>
          <table:table-cell table:style-name="ce7" table:formula="of:=100-([.C79]*100/[.B79])" office:value-type="float" office:value="19.4456569183763" calcext:value-type="float">
            <text:p>19.4</text:p>
          </table:table-cell>
        </table:table-row>
        <table:table-row table:style-name="ro1">
          <table:table-cell office:value-type="string" calcext:value-type="string">
            <text:p>38BS.bc1020--bc1059.fastq.gz</text:p>
          </table:table-cell>
          <table:table-cell office:value-type="float" office:value="5430" calcext:value-type="float">
            <text:p>5430</text:p>
          </table:table-cell>
          <table:table-cell office:value-type="float" office:value="4466" calcext:value-type="float">
            <text:p>4466</text:p>
          </table:table-cell>
          <table:table-cell table:style-name="ce7" table:formula="of:=100-([.C80]*100/[.B80])" office:value-type="float" office:value="17.7532228360958" calcext:value-type="float">
            <text:p>17.8</text:p>
          </table:table-cell>
        </table:table-row>
        <table:table-row table:style-name="ro1">
          <table:table-cell office:value-type="string" calcext:value-type="string">
            <text:p>44AR.bc1012--bc1057.fastq.gz</text:p>
          </table:table-cell>
          <table:table-cell office:value-type="float" office:value="657" calcext:value-type="float">
            <text:p>657</text:p>
          </table:table-cell>
          <table:table-cell office:value-type="float" office:value="523" calcext:value-type="float">
            <text:p>523</text:p>
          </table:table-cell>
          <table:table-cell table:style-name="ce7" table:formula="of:=100-([.C81]*100/[.B81])" office:value-type="float" office:value="20.3957382039574" calcext:value-type="float">
            <text:p>20.4</text:p>
          </table:table-cell>
        </table:table-row>
        <table:table-row table:style-name="ro1">
          <table:table-cell office:value-type="string" calcext:value-type="string">
            <text:p>44AS.bc1012--bc1056.fastq.gz</text:p>
          </table:table-cell>
          <table:table-cell office:value-type="float" office:value="757" calcext:value-type="float">
            <text:p>757</text:p>
          </table:table-cell>
          <table:table-cell office:value-type="float" office:value="599" calcext:value-type="float">
            <text:p>599</text:p>
          </table:table-cell>
          <table:table-cell table:style-name="ce7" table:formula="of:=100-([.C82]*100/[.B82])" office:value-type="float" office:value="20.8718626155878" calcext:value-type="float">
            <text:p>20.9</text:p>
          </table:table-cell>
        </table:table-row>
        <table:table-row table:style-name="ro1">
          <table:table-cell office:value-type="string" calcext:value-type="string">
            <text:p>44BR.bc1012--bc1060.fastq.gz</text:p>
          </table:table-cell>
          <table:table-cell office:value-type="float" office:value="4486" calcext:value-type="float">
            <text:p>4486</text:p>
          </table:table-cell>
          <table:table-cell office:value-type="float" office:value="3625" calcext:value-type="float">
            <text:p>3625</text:p>
          </table:table-cell>
          <table:table-cell table:style-name="ce7" table:formula="of:=100-([.C83]*100/[.B83])" office:value-type="float" office:value="19.193045028979" calcext:value-type="float">
            <text:p>19.2</text:p>
          </table:table-cell>
        </table:table-row>
        <table:table-row table:style-name="ro1">
          <table:table-cell office:value-type="string" calcext:value-type="string">
            <text:p>44BS.bc1012--bc1059.fastq.gz</text:p>
          </table:table-cell>
          <table:table-cell office:value-type="float" office:value="5710" calcext:value-type="float">
            <text:p>5710</text:p>
          </table:table-cell>
          <table:table-cell office:value-type="float" office:value="4614" calcext:value-type="float">
            <text:p>4614</text:p>
          </table:table-cell>
          <table:table-cell table:style-name="ce7" table:formula="of:=100-([.C84]*100/[.B84])" office:value-type="float" office:value="19.1943957968476" calcext:value-type="float">
            <text:p>19.2</text:p>
          </table:table-cell>
        </table:table-row>
        <table:table-row table:style-name="ro1">
          <table:table-cell office:value-type="string" calcext:value-type="string">
            <text:p>46AR.bc1012--bc1065.fastq.gz</text:p>
          </table:table-cell>
          <table:table-cell office:value-type="float" office:value="931" calcext:value-type="float">
            <text:p>931</text:p>
          </table:table-cell>
          <table:table-cell office:value-type="float" office:value="755" calcext:value-type="float">
            <text:p>755</text:p>
          </table:table-cell>
          <table:table-cell table:style-name="ce7" table:formula="of:=100-([.C85]*100/[.B85])" office:value-type="float" office:value="18.9044038668099" calcext:value-type="float">
            <text:p>18.9</text:p>
          </table:table-cell>
        </table:table-row>
        <table:table-row table:style-name="ro1">
          <table:table-cell office:value-type="string" calcext:value-type="string">
            <text:p>46AS.bc1012--bc1062.fastq.gz</text:p>
          </table:table-cell>
          <table:table-cell office:value-type="float" office:value="832" calcext:value-type="float">
            <text:p>832</text:p>
          </table:table-cell>
          <table:table-cell office:value-type="float" office:value="671" calcext:value-type="float">
            <text:p>671</text:p>
          </table:table-cell>
          <table:table-cell table:style-name="ce7" table:formula="of:=100-([.C86]*100/[.B86])" office:value-type="float" office:value="19.3509615384615" calcext:value-type="float">
            <text:p>19.4</text:p>
          </table:table-cell>
        </table:table-row>
        <table:table-row table:style-name="ro1">
          <table:table-cell office:value-type="string" calcext:value-type="string">
            <text:p>49AR.bc1012--bc1076.fastq.gz</text:p>
          </table:table-cell>
          <table:table-cell office:value-type="float" office:value="2529" calcext:value-type="float">
            <text:p>2529</text:p>
          </table:table-cell>
          <table:table-cell office:value-type="float" office:value="2050" calcext:value-type="float">
            <text:p>2050</text:p>
          </table:table-cell>
          <table:table-cell table:style-name="ce7" table:formula="of:=100-([.C87]*100/[.B87])" office:value-type="float" office:value="18.940292605773" calcext:value-type="float">
            <text:p>18.9</text:p>
          </table:table-cell>
        </table:table-row>
        <table:table-row table:style-name="ro1">
          <table:table-cell office:value-type="string" calcext:value-type="string">
            <text:p>49AS.bc1012--bc1075.fastq.gz</text:p>
          </table:table-cell>
          <table:table-cell office:value-type="float" office:value="1470" calcext:value-type="float">
            <text:p>1470</text:p>
          </table:table-cell>
          <table:table-cell office:value-type="float" office:value="1199" calcext:value-type="float">
            <text:p>1199</text:p>
          </table:table-cell>
          <table:table-cell table:style-name="ce7" table:formula="of:=100-([.C88]*100/[.B88])" office:value-type="float" office:value="18.4353741496599" calcext:value-type="float">
            <text:p>18.4</text:p>
          </table:table-cell>
        </table:table-row>
        <table:table-row table:style-name="ro1">
          <table:table-cell office:value-type="string" calcext:value-type="string">
            <text:p>50AR.bc1012--bc1083.fastq.gz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table:style-name="ce7" table:formula="of:=100-([.C89]*100/[.B89])" office:value-type="float" office:value="21.6666666666667" calcext:value-type="float">
            <text:p>21.7</text:p>
          </table:table-cell>
        </table:table-row>
        <table:table-row table:style-name="ro1">
          <table:table-cell office:value-type="string" calcext:value-type="string">
            <text:p>50AS.bc1012--bc1082.fastq.gz</text:p>
          </table:table-cell>
          <table:table-cell office:value-type="float" office:value="292" calcext:value-type="float">
            <text:p>292</text:p>
          </table:table-cell>
          <table:table-cell office:value-type="float" office:value="241" calcext:value-type="float">
            <text:p>241</text:p>
          </table:table-cell>
          <table:table-cell table:style-name="ce7" table:formula="of:=100-([.C90]*100/[.B90])" office:value-type="float" office:value="17.4657534246575" calcext:value-type="float">
            <text:p>17.5</text:p>
          </table:table-cell>
        </table:table-row>
        <table:table-row table:style-name="ro1">
          <table:table-cell office:value-type="string" calcext:value-type="string">
            <text:p>52AR.bc1012--bc1096.fastq.gz</text:p>
          </table:table-cell>
          <table:table-cell office:value-type="float" office:value="2591" calcext:value-type="float">
            <text:p>2591</text:p>
          </table:table-cell>
          <table:table-cell office:value-type="float" office:value="2136" calcext:value-type="float">
            <text:p>2136</text:p>
          </table:table-cell>
          <table:table-cell table:style-name="ce7" table:formula="of:=100-([.C91]*100/[.B91])" office:value-type="float" office:value="17.5607873407951" calcext:value-type="float">
            <text:p>17.6</text:p>
          </table:table-cell>
        </table:table-row>
        <table:table-row table:style-name="ro1">
          <table:table-cell office:value-type="string" calcext:value-type="string">
            <text:p>52AS.bc1012--bc1089.fastq.gz</text:p>
          </table:table-cell>
          <table:table-cell office:value-type="float" office:value="268" calcext:value-type="float">
            <text:p>268</text:p>
          </table:table-cell>
          <table:table-cell office:value-type="float" office:value="219" calcext:value-type="float">
            <text:p>219</text:p>
          </table:table-cell>
          <table:table-cell table:style-name="ce7" table:formula="of:=100-([.C92]*100/[.B92])" office:value-type="float" office:value="18.2835820895522" calcext:value-type="float">
            <text:p>18.3</text:p>
          </table:table-cell>
        </table:table-row>
        <table:table-row table:style-name="ro1">
          <table:table-cell office:value-type="string" calcext:value-type="string">
            <text:p>52BR.bc1012--bc1100.fastq.gz</text:p>
          </table:table-cell>
          <table:table-cell office:value-type="float" office:value="341" calcext:value-type="float">
            <text:p>341</text:p>
          </table:table-cell>
          <table:table-cell office:value-type="float" office:value="281" calcext:value-type="float">
            <text:p>281</text:p>
          </table:table-cell>
          <table:table-cell table:style-name="ce7" table:formula="of:=100-([.C93]*100/[.B93])" office:value-type="float" office:value="17.5953079178886" calcext:value-type="float">
            <text:p>17.6</text:p>
          </table:table-cell>
        </table:table-row>
        <table:table-row table:style-name="ro1">
          <table:table-cell office:value-type="string" calcext:value-type="string">
            <text:p>52BS.bc1012--bc1098.fastq.gz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table:style-name="ce7" table:formula="of:=100-([.C94]*100/[.B94])" office:value-type="float" office:value="12.0567375886525" calcext:value-type="float">
            <text:p>12.1</text:p>
          </table:table-cell>
        </table:table-row>
        <table:table-row table:style-name="ro1">
          <table:table-cell office:value-type="string" calcext:value-type="string">
            <text:p>55AR.bc1012--bc1105.fastq.gz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table:style-name="ce7" table:formula="of:=100-([.C95]*100/[.B95])" office:value-type="float" office:value="22.1649484536082" calcext:value-type="float">
            <text:p>22.2</text:p>
          </table:table-cell>
        </table:table-row>
        <table:table-row table:style-name="ro1">
          <table:table-cell office:value-type="string" calcext:value-type="string">
            <text:p>55AS.bc1012--bc1101.fastq.gz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table:style-name="ce7" table:formula="of:=100-([.C96]*100/[.B96])" office:value-type="float" office:value="16.3265306122449" calcext:value-type="float">
            <text:p>16.3</text:p>
          </table:table-cell>
        </table:table-row>
        <table:table-row table:style-name="ro1">
          <table:table-cell office:value-type="string" calcext:value-type="string">
            <text:p>55BR.bc1012--bc1110.fastq.gz</text:p>
          </table:table-cell>
          <table:table-cell office:value-type="float" office:value="984" calcext:value-type="float">
            <text:p>984</text:p>
          </table:table-cell>
          <table:table-cell office:value-type="float" office:value="802" calcext:value-type="float">
            <text:p>802</text:p>
          </table:table-cell>
          <table:table-cell table:style-name="ce7" table:formula="of:=100-([.C97]*100/[.B97])" office:value-type="float" office:value="18.4959349593496" calcext:value-type="float">
            <text:p>18.5</text:p>
          </table:table-cell>
        </table:table-row>
        <table:table-row table:style-name="ro1">
          <table:table-cell office:value-type="string" calcext:value-type="string">
            <text:p>55BS.bc1012--bc1107.fastq.gz</text:p>
          </table:table-cell>
          <table:table-cell office:value-type="float" office:value="403" calcext:value-type="float">
            <text:p>403</text:p>
          </table:table-cell>
          <table:table-cell office:value-type="float" office:value="337" calcext:value-type="float">
            <text:p>337</text:p>
          </table:table-cell>
          <table:table-cell table:style-name="ce7" table:formula="of:=100-([.C98]*100/[.B98])" office:value-type="float" office:value="16.3771712158809" calcext:value-type="float">
            <text:p>16.4</text:p>
          </table:table-cell>
        </table:table-row>
        <table:table-row table:style-name="ro1">
          <table:table-cell office:value-type="string" calcext:value-type="string">
            <text:p>56AR.bc1012--bc1112.fastq.gz</text:p>
          </table:table-cell>
          <table:table-cell office:value-type="float" office:value="469" calcext:value-type="float">
            <text:p>469</text:p>
          </table:table-cell>
          <table:table-cell office:value-type="float" office:value="394" calcext:value-type="float">
            <text:p>394</text:p>
          </table:table-cell>
          <table:table-cell table:style-name="ce7" table:formula="of:=100-([.C99]*100/[.B99])" office:value-type="float" office:value="15.9914712153518" calcext:value-type="float">
            <text:p>16.0</text:p>
          </table:table-cell>
        </table:table-row>
        <table:table-row table:style-name="ro1">
          <table:table-cell office:value-type="string" calcext:value-type="string">
            <text:p>56AS.bc1015--bc1101.fastq.gz</text:p>
          </table:table-cell>
          <table:table-cell office:value-type="float" office:value="369" calcext:value-type="float">
            <text:p>369</text:p>
          </table:table-cell>
          <table:table-cell office:value-type="float" office:value="302" calcext:value-type="float">
            <text:p>302</text:p>
          </table:table-cell>
          <table:table-cell table:style-name="ce7" table:formula="of:=100-([.C100]*100/[.B100])" office:value-type="float" office:value="18.1571815718157" calcext:value-type="float">
            <text:p>18.2</text:p>
          </table:table-cell>
        </table:table-row>
        <table:table-row table:style-name="ro1">
          <table:table-cell office:value-type="string" calcext:value-type="string">
            <text:p>59AR.bc1015--bc1035.fastq.gz</text:p>
          </table:table-cell>
          <table:table-cell office:value-type="float" office:value="508" calcext:value-type="float">
            <text:p>508</text:p>
          </table:table-cell>
          <table:table-cell office:value-type="float" office:value="410" calcext:value-type="float">
            <text:p>410</text:p>
          </table:table-cell>
          <table:table-cell table:style-name="ce7" table:formula="of:=100-([.C101]*100/[.B101])" office:value-type="float" office:value="19.2913385826772" calcext:value-type="float">
            <text:p>19.3</text:p>
          </table:table-cell>
        </table:table-row>
        <table:table-row table:style-name="ro1">
          <table:table-cell office:value-type="string" calcext:value-type="string">
            <text:p>59AS.bc1015--bc1033.fastq.gz</text:p>
          </table:table-cell>
          <table:table-cell office:value-type="float" office:value="6080" calcext:value-type="float">
            <text:p>6080</text:p>
          </table:table-cell>
          <table:table-cell office:value-type="float" office:value="4897" calcext:value-type="float">
            <text:p>4897</text:p>
          </table:table-cell>
          <table:table-cell table:style-name="ce7" table:formula="of:=100-([.C102]*100/[.B102])" office:value-type="float" office:value="19.4572368421053" calcext:value-type="float">
            <text:p>19.5</text:p>
          </table:table-cell>
        </table:table-row>
        <table:table-row table:style-name="ro1">
          <table:table-cell office:value-type="string" calcext:value-type="string">
            <text:p>60AS.bc1015--bc1044.fastq.gz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table:style-name="ce7" table:formula="of:=100-([.C103]*100/[.B103])" office:value-type="float" office:value="20.7207207207207" calcext:value-type="float">
            <text:p>20.7</text:p>
          </table:table-cell>
        </table:table-row>
        <table:table-row table:style-name="ro1">
          <table:table-cell office:value-type="string" calcext:value-type="string">
            <text:p>62AR.bc1015--bc1054.fastq.gz</text:p>
          </table:table-cell>
          <table:table-cell office:value-type="float" office:value="1445" calcext:value-type="float">
            <text:p>1445</text:p>
          </table:table-cell>
          <table:table-cell office:value-type="float" office:value="1183" calcext:value-type="float">
            <text:p>1183</text:p>
          </table:table-cell>
          <table:table-cell table:style-name="ce7" table:formula="of:=100-([.C104]*100/[.B104])" office:value-type="float" office:value="18.1314878892734" calcext:value-type="float">
            <text:p>18.1</text:p>
          </table:table-cell>
        </table:table-row>
        <table:table-row table:style-name="ro1">
          <table:table-cell office:value-type="string" calcext:value-type="string">
            <text:p>62AS.bc1015--bc1045.fastq.gz</text:p>
          </table:table-cell>
          <table:table-cell office:value-type="float" office:value="1569" calcext:value-type="float">
            <text:p>1569</text:p>
          </table:table-cell>
          <table:table-cell office:value-type="float" office:value="1302" calcext:value-type="float">
            <text:p>1302</text:p>
          </table:table-cell>
          <table:table-cell table:style-name="ce7" table:formula="of:=100-([.C105]*100/[.B105])" office:value-type="float" office:value="17.0172084130019" calcext:value-type="float">
            <text:p>17.0</text:p>
          </table:table-cell>
        </table:table-row>
        <table:table-row table:style-name="ro1">
          <table:table-cell office:value-type="string" calcext:value-type="string">
            <text:p>63AR.bc1015--bc1056.fastq.gz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table:style-name="ce7" table:formula="of:=100-([.C106]*100/[.B106])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64AR.bc1015--bc1059.fastq.gz</text:p>
          </table:table-cell>
          <table:table-cell office:value-type="float" office:value="6261" calcext:value-type="float">
            <text:p>6261</text:p>
          </table:table-cell>
          <table:table-cell office:value-type="float" office:value="4956" calcext:value-type="float">
            <text:p>4956</text:p>
          </table:table-cell>
          <table:table-cell table:style-name="ce7" table:formula="of:=100-([.C107]*100/[.B107])" office:value-type="float" office:value="20.8433157642549" calcext:value-type="float">
            <text:p>20.8</text:p>
          </table:table-cell>
        </table:table-row>
        <table:table-row table:style-name="ro1">
          <table:table-cell office:value-type="string" calcext:value-type="string">
            <text:p>64AS.bc1015--bc1057.fastq.gz</text:p>
          </table:table-cell>
          <table:table-cell office:value-type="float" office:value="2043" calcext:value-type="float">
            <text:p>2043</text:p>
          </table:table-cell>
          <table:table-cell office:value-type="float" office:value="1687" calcext:value-type="float">
            <text:p>1687</text:p>
          </table:table-cell>
          <table:table-cell table:style-name="ce7" table:formula="of:=100-([.C108]*100/[.B108])" office:value-type="float" office:value="17.4253548702888" calcext:value-type="float">
            <text:p>17.4</text:p>
          </table:table-cell>
        </table:table-row>
        <table:table-row table:style-name="ro1">
          <table:table-cell office:value-type="string" calcext:value-type="string">
            <text:p>65AR.bc1015--bc1062.fastq.gz</text:p>
          </table:table-cell>
          <table:table-cell office:value-type="float" office:value="2293" calcext:value-type="float">
            <text:p>2293</text:p>
          </table:table-cell>
          <table:table-cell office:value-type="float" office:value="1875" calcext:value-type="float">
            <text:p>1875</text:p>
          </table:table-cell>
          <table:table-cell table:style-name="ce7" table:formula="of:=100-([.C109]*100/[.B109])" office:value-type="float" office:value="18.2293938072394" calcext:value-type="float">
            <text:p>18.2</text:p>
          </table:table-cell>
        </table:table-row>
        <table:table-row table:style-name="ro1">
          <table:table-cell office:value-type="string" calcext:value-type="string">
            <text:p>65AS.bc1015--bc1060.fastq.gz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style-name="ce7" table:formula="of:=100-([.C110]*100/[.B110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66AR.bc1015--bc1075.fastq.gz</text:p>
          </table:table-cell>
          <table:table-cell office:value-type="float" office:value="2722" calcext:value-type="float">
            <text:p>2722</text:p>
          </table:table-cell>
          <table:table-cell office:value-type="float" office:value="2209" calcext:value-type="float">
            <text:p>2209</text:p>
          </table:table-cell>
          <table:table-cell table:style-name="ce7" table:formula="of:=100-([.C111]*100/[.B111])" office:value-type="float" office:value="18.8464364437913" calcext:value-type="float">
            <text:p>18.8</text:p>
          </table:table-cell>
        </table:table-row>
        <table:table-row table:style-name="ro1">
          <table:table-cell office:value-type="string" calcext:value-type="string">
            <text:p>66AS.bc1015--bc1065.fastq.gz</text:p>
          </table:table-cell>
          <table:table-cell office:value-type="float" office:value="2149" calcext:value-type="float">
            <text:p>2149</text:p>
          </table:table-cell>
          <table:table-cell office:value-type="float" office:value="1741" calcext:value-type="float">
            <text:p>1741</text:p>
          </table:table-cell>
          <table:table-cell table:style-name="ce7" table:formula="of:=100-([.C112]*100/[.B112])" office:value-type="float" office:value="18.9855746859004" calcext:value-type="float">
            <text:p>19.0</text:p>
          </table:table-cell>
        </table:table-row>
        <table:table-row table:style-name="ro1">
          <table:table-cell office:value-type="string" calcext:value-type="string">
            <text:p>67AR.bc1015--bc1082.fastq.gz</text:p>
          </table:table-cell>
          <table:table-cell office:value-type="float" office:value="3081" calcext:value-type="float">
            <text:p>3081</text:p>
          </table:table-cell>
          <table:table-cell office:value-type="float" office:value="2482" calcext:value-type="float">
            <text:p>2482</text:p>
          </table:table-cell>
          <table:table-cell table:style-name="ce7" table:formula="of:=100-([.C113]*100/[.B113])" office:value-type="float" office:value="19.4417396949043" calcext:value-type="float">
            <text:p>19.4</text:p>
          </table:table-cell>
        </table:table-row>
        <table:table-row table:style-name="ro1">
          <table:table-cell office:value-type="string" calcext:value-type="string">
            <text:p>67AS.bc1015--bc1076.fastq.gz</text:p>
          </table:table-cell>
          <table:table-cell office:value-type="float" office:value="2744" calcext:value-type="float">
            <text:p>2744</text:p>
          </table:table-cell>
          <table:table-cell office:value-type="float" office:value="2238" calcext:value-type="float">
            <text:p>2238</text:p>
          </table:table-cell>
          <table:table-cell table:style-name="ce7" table:formula="of:=100-([.C114]*100/[.B114])" office:value-type="float" office:value="18.4402332361516" calcext:value-type="float">
            <text:p>18.4</text:p>
          </table:table-cell>
        </table:table-row>
        <table:table-row table:style-name="ro1">
          <table:table-cell office:value-type="string" calcext:value-type="string">
            <text:p>67BR.bc1015--bc1089.fastq.gz</text:p>
          </table:table-cell>
          <table:table-cell office:value-type="float" office:value="4765" calcext:value-type="float">
            <text:p>4765</text:p>
          </table:table-cell>
          <table:table-cell office:value-type="float" office:value="3768" calcext:value-type="float">
            <text:p>3768</text:p>
          </table:table-cell>
          <table:table-cell table:style-name="ce7" table:formula="of:=100-([.C115]*100/[.B115])" office:value-type="float" office:value="20.9233997901364" calcext:value-type="float">
            <text:p>20.9</text:p>
          </table:table-cell>
        </table:table-row>
        <table:table-row table:style-name="ro1">
          <table:table-cell office:value-type="string" calcext:value-type="string">
            <text:p>67BS.bc1015--bc1083.fastq.gz</text:p>
          </table:table-cell>
          <table:table-cell office:value-type="float" office:value="4794" calcext:value-type="float">
            <text:p>4794</text:p>
          </table:table-cell>
          <table:table-cell office:value-type="float" office:value="3838" calcext:value-type="float">
            <text:p>3838</text:p>
          </table:table-cell>
          <table:table-cell table:style-name="ce7" table:formula="of:=100-([.C116]*100/[.B116])" office:value-type="float" office:value="19.9415936587401" calcext:value-type="float">
            <text:p>19.9</text:p>
          </table:table-cell>
        </table:table-row>
        <table:table-row table:style-name="ro1">
          <table:table-cell office:value-type="string" calcext:value-type="string">
            <text:p>69AR.bc1015--bc1098.fastq.gz</text:p>
          </table:table-cell>
          <table:table-cell office:value-type="float" office:value="251" calcext:value-type="float">
            <text:p>251</text:p>
          </table:table-cell>
          <table:table-cell office:value-type="float" office:value="213" calcext:value-type="float">
            <text:p>213</text:p>
          </table:table-cell>
          <table:table-cell table:style-name="ce7" table:formula="of:=100-([.C117]*100/[.B117])" office:value-type="float" office:value="15.1394422310757" calcext:value-type="float">
            <text:p>15.1</text:p>
          </table:table-cell>
        </table:table-row>
        <table:table-row table:style-name="ro1">
          <table:table-cell office:value-type="string" calcext:value-type="string">
            <text:p>69AS.bc1015--bc1096.fastq.gz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style-name="ce7" table:formula="of:=100-([.C118]*100/[.B118])" office:value-type="float" office:value="15" calcext:value-type="float">
            <text:p>15.0</text:p>
          </table:table-cell>
        </table:table-row>
        <table:table-row table:style-name="ro1">
          <table:table-cell office:value-type="string" calcext:value-type="string">
            <text:p>71AS.bc1015--bc1100.fastq.gz</text:p>
          </table:table-cell>
          <table:table-cell office:value-type="float" office:value="457" calcext:value-type="float">
            <text:p>457</text:p>
          </table:table-cell>
          <table:table-cell office:value-type="float" office:value="372" calcext:value-type="float">
            <text:p>372</text:p>
          </table:table-cell>
          <table:table-cell table:style-name="ce7" table:formula="of:=100-([.C119]*100/[.B119])" office:value-type="float" office:value="18.5995623632385" calcext:value-type="float">
            <text:p>18.6</text:p>
          </table:table-cell>
        </table:table-row>
        <table:table-row table:style-name="ro1">
          <table:table-cell office:value-type="string" calcext:value-type="string">
            <text:p>72AR.bc1015--bc1107.fastq.gz</text:p>
          </table:table-cell>
          <table:table-cell office:value-type="float" office:value="7242" calcext:value-type="float">
            <text:p>7242</text:p>
          </table:table-cell>
          <table:table-cell office:value-type="float" office:value="5107" calcext:value-type="float">
            <text:p>5107</text:p>
          </table:table-cell>
          <table:table-cell table:style-name="ce7" table:formula="of:=100-([.C120]*100/[.B120])" office:value-type="float" office:value="29.4808064070699" calcext:value-type="float">
            <text:p>29.5</text:p>
          </table:table-cell>
        </table:table-row>
        <table:table-row table:style-name="ro1">
          <table:table-cell office:value-type="string" calcext:value-type="string">
            <text:p>72AS.bc1015--bc1105.fastq.gz</text:p>
          </table:table-cell>
          <table:table-cell office:value-type="float" office:value="6112" calcext:value-type="float">
            <text:p>6112</text:p>
          </table:table-cell>
          <table:table-cell office:value-type="float" office:value="4401" calcext:value-type="float">
            <text:p>4401</text:p>
          </table:table-cell>
          <table:table-cell table:style-name="ce7" table:formula="of:=100-([.C121]*100/[.B121])" office:value-type="float" office:value="27.994109947644" calcext:value-type="float">
            <text:p>28.0</text:p>
          </table:table-cell>
        </table:table-row>
        <table:table-row table:style-name="ro1">
          <table:table-cell office:value-type="string" calcext:value-type="string">
            <text:p>73AR.bc1015--bc1112.fastq.gz</text:p>
          </table:table-cell>
          <table:table-cell office:value-type="float" office:value="1267" calcext:value-type="float">
            <text:p>1267</text:p>
          </table:table-cell>
          <table:table-cell office:value-type="float" office:value="1057" calcext:value-type="float">
            <text:p>1057</text:p>
          </table:table-cell>
          <table:table-cell table:style-name="ce7" table:formula="of:=100-([.C122]*100/[.B122])" office:value-type="float" office:value="16.5745856353591" calcext:value-type="float">
            <text:p>16.6</text:p>
          </table:table-cell>
        </table:table-row>
        <table:table-row table:style-name="ro1">
          <table:table-cell office:value-type="string" calcext:value-type="string">
            <text:p>73AS.bc1015--bc1110.fastq.gz</text:p>
          </table:table-cell>
          <table:table-cell office:value-type="float" office:value="871" calcext:value-type="float">
            <text:p>871</text:p>
          </table:table-cell>
          <table:table-cell office:value-type="float" office:value="726" calcext:value-type="float">
            <text:p>726</text:p>
          </table:table-cell>
          <table:table-cell table:style-name="ce7" table:formula="of:=100-([.C123]*100/[.B123])" office:value-type="float" office:value="16.6475315729047" calcext:value-type="float">
            <text:p>16.6</text:p>
          </table:table-cell>
        </table:table-row>
        <table:table-row table:style-name="ro1">
          <table:table-cell office:value-type="string" calcext:value-type="string">
            <text:p>74AR.bc1020--bc1035.fastq.gz</text:p>
          </table:table-cell>
          <table:table-cell office:value-type="float" office:value="673" calcext:value-type="float">
            <text:p>673</text:p>
          </table:table-cell>
          <table:table-cell office:value-type="float" office:value="535" calcext:value-type="float">
            <text:p>535</text:p>
          </table:table-cell>
          <table:table-cell table:style-name="ce7" table:formula="of:=100-([.C124]*100/[.B124])" office:value-type="float" office:value="20.5052005943536" calcext:value-type="float">
            <text:p>20.5</text:p>
          </table:table-cell>
        </table:table-row>
        <table:table-row table:style-name="ro1">
          <table:table-cell office:value-type="string" calcext:value-type="string">
            <text:p>74AS.bc1020--bc1033.fastq.gz</text:p>
          </table:table-cell>
          <table:table-cell office:value-type="float" office:value="1224" calcext:value-type="float">
            <text:p>1224</text:p>
          </table:table-cell>
          <table:table-cell office:value-type="float" office:value="1023" calcext:value-type="float">
            <text:p>1023</text:p>
          </table:table-cell>
          <table:table-cell table:style-name="ce7" table:formula="of:=100-([.C125]*100/[.B125])" office:value-type="float" office:value="16.421568627451" calcext:value-type="float">
            <text:p>16.4</text:p>
          </table:table-cell>
        </table:table-row>
        <table:table-row table:style-name="ro1">
          <table:table-cell office:value-type="string" calcext:value-type="string">
            <text:p>75AR.bc1020--bc1045.fastq.gz</text:p>
          </table:table-cell>
          <table:table-cell office:value-type="float" office:value="2155" calcext:value-type="float">
            <text:p>2155</text:p>
          </table:table-cell>
          <table:table-cell office:value-type="float" office:value="1757" calcext:value-type="float">
            <text:p>1757</text:p>
          </table:table-cell>
          <table:table-cell table:style-name="ce7" table:formula="of:=100-([.C126]*100/[.B126])" office:value-type="float" office:value="18.4686774941995" calcext:value-type="float">
            <text:p>18.5</text:p>
          </table:table-cell>
        </table:table-row>
        <table:table-row table:style-name="ro1">
          <table:table-cell office:value-type="string" calcext:value-type="string">
            <text:p>75AS.bc1020--bc1044.fastq.gz</text:p>
          </table:table-cell>
          <table:table-cell office:value-type="float" office:value="2634" calcext:value-type="float">
            <text:p>2634</text:p>
          </table:table-cell>
          <table:table-cell office:value-type="float" office:value="2104" calcext:value-type="float">
            <text:p>2104</text:p>
          </table:table-cell>
          <table:table-cell table:style-name="ce7" table:formula="of:=100-([.C127]*100/[.B127])" office:value-type="float" office:value="20.1214882308276" calcext:value-type="float">
            <text:p>20.1</text:p>
          </table:table-cell>
        </table:table-row>
        <table:table-row table:style-name="ro1">
          <table:table-cell office:value-type="string" calcext:value-type="string">
            <text:p>83AR.bc1020--bc1056.fastq.gz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style-name="ce7" table:formula="of:=100-([.C128]*100/[.B128])" office:value-type="float" office:value="17.3333333333333" calcext:value-type="float">
            <text:p>17.3</text:p>
          </table:table-cell>
        </table:table-row>
        <table:table-row table:style-name="ro1">
          <table:table-cell office:value-type="string" calcext:value-type="string">
            <text:p>84AR.bc1020--bc1057.fastq.gz</text:p>
          </table:table-cell>
          <table:table-cell office:value-type="float" office:value="1350" calcext:value-type="float">
            <text:p>1350</text:p>
          </table:table-cell>
          <table:table-cell office:value-type="float" office:value="1119" calcext:value-type="float">
            <text:p>1119</text:p>
          </table:table-cell>
          <table:table-cell table:style-name="ce7" table:formula="of:=100-([.C129]*100/[.B129])" office:value-type="float" office:value="17.1111111111111" calcext:value-type="float">
            <text:p>17.1</text:p>
          </table:table-cell>
        </table:table-row>
        <table:table-row table:style-name="ro1">
          <table:table-cell office:value-type="string" calcext:value-type="string">
            <text:p>85AS.bc1020--bc1054.fastq.gz</text:p>
          </table:table-cell>
          <table:table-cell office:value-type="float" office:value="511" calcext:value-type="float">
            <text:p>511</text:p>
          </table:table-cell>
          <table:table-cell office:value-type="float" office:value="420" calcext:value-type="float">
            <text:p>420</text:p>
          </table:table-cell>
          <table:table-cell table:style-name="ce7" table:formula="of:=100-([.C130]*100/[.B130])" office:value-type="float" office:value="17.8082191780822" calcext:value-type="float">
            <text:p>17.8</text:p>
          </table:table-cell>
        </table:table-row>
        <table:table-row table:style-name="ro1">
          <table:table-cell office:value-type="string" calcext:value-type="string">
            <text:p>87AR.bc1020--bc1065.fastq.gz</text:p>
          </table:table-cell>
          <table:table-cell office:value-type="float" office:value="1542" calcext:value-type="float">
            <text:p>1542</text:p>
          </table:table-cell>
          <table:table-cell office:value-type="float" office:value="1258" calcext:value-type="float">
            <text:p>1258</text:p>
          </table:table-cell>
          <table:table-cell table:style-name="ce7" table:formula="of:=100-([.C131]*100/[.B131])" office:value-type="float" office:value="18.4176394293126" calcext:value-type="float">
            <text:p>18.4</text:p>
          </table:table-cell>
        </table:table-row>
        <table:table-row table:style-name="ro1">
          <table:table-cell office:value-type="string" calcext:value-type="string">
            <text:p>87AS.bc1020--bc1062.fastq.gz</text:p>
          </table:table-cell>
          <table:table-cell office:value-type="float" office:value="1969" calcext:value-type="float">
            <text:p>1969</text:p>
          </table:table-cell>
          <table:table-cell office:value-type="float" office:value="1593" calcext:value-type="float">
            <text:p>1593</text:p>
          </table:table-cell>
          <table:table-cell table:style-name="ce7" table:formula="of:=100-([.C132]*100/[.B132])" office:value-type="float" office:value="19.0959878110716" calcext:value-type="float">
            <text:p>19.1</text:p>
          </table:table-cell>
        </table:table-row>
        <table:table-row table:style-name="ro1">
          <table:table-cell office:value-type="string" calcext:value-type="string">
            <text:p>89AR.bc1020--bc1076.fastq.gz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table:style-name="ce7" table:formula="of:=100-([.C133]*100/[.B133])" office:value-type="float" office:value="18.2926829268293" calcext:value-type="float">
            <text:p>18.3</text:p>
          </table:table-cell>
        </table:table-row>
        <table:table-row table:style-name="ro1">
          <table:table-cell office:value-type="string" calcext:value-type="string">
            <text:p>89AS.bc1020--bc1075.fastq.gz</text:p>
          </table:table-cell>
          <table:table-cell office:value-type="float" office:value="1276" calcext:value-type="float">
            <text:p>1276</text:p>
          </table:table-cell>
          <table:table-cell office:value-type="float" office:value="1052" calcext:value-type="float">
            <text:p>1052</text:p>
          </table:table-cell>
          <table:table-cell table:style-name="ce7" table:formula="of:=100-([.C134]*100/[.B134])" office:value-type="float" office:value="17.5548589341693" calcext:value-type="float">
            <text:p>17.6</text:p>
          </table:table-cell>
        </table:table-row>
        <table:table-row table:style-name="ro1">
          <table:table-cell office:value-type="string" calcext:value-type="string">
            <text:p>90AR.bc1020--bc1083.fastq.gz</text:p>
          </table:table-cell>
          <table:table-cell office:value-type="float" office:value="517" calcext:value-type="float">
            <text:p>517</text:p>
          </table:table-cell>
          <table:table-cell office:value-type="float" office:value="429" calcext:value-type="float">
            <text:p>429</text:p>
          </table:table-cell>
          <table:table-cell table:style-name="ce7" table:formula="of:=100-([.C135]*100/[.B135])" office:value-type="float" office:value="17.0212765957447" calcext:value-type="float">
            <text:p>17.0</text:p>
          </table:table-cell>
        </table:table-row>
        <table:table-row table:style-name="ro1">
          <table:table-cell office:value-type="string" calcext:value-type="string">
            <text:p>90AS.bc1020--bc1082.fastq.gz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table:style-name="ce7" table:formula="of:=100-([.C136]*100/[.B136])" office:value-type="float" office:value="22.0994475138122" calcext:value-type="float">
            <text:p>22.1</text:p>
          </table:table-cell>
        </table:table-row>
        <table:table-row table:style-name="ro1">
          <table:table-cell office:value-type="string" calcext:value-type="string">
            <text:p>MOCK1.bc1020--bc1089.fastq.gz</text:p>
          </table:table-cell>
          <table:table-cell office:value-type="float" office:value="531" calcext:value-type="float">
            <text:p>531</text:p>
          </table:table-cell>
          <table:table-cell office:value-type="float" office:value="432" calcext:value-type="float">
            <text:p>432</text:p>
          </table:table-cell>
          <table:table-cell table:style-name="ce7" table:formula="of:=100-([.C137]*100/[.B137])" office:value-type="float" office:value="18.6440677966102" calcext:value-type="float">
            <text:p>18.6</text:p>
          </table:table-cell>
        </table:table-row>
        <table:table-row table:style-name="ro1">
          <table:table-cell office:value-type="string" calcext:value-type="string">
            <text:p>MOCK10.bc1020--bc1107.fastq.gz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table:formula="of:=100-([.C138]*100/[.B138])" office:value-type="float" office:value="20" calcext:value-type="float">
            <text:p>20.0</text:p>
          </table:table-cell>
        </table:table-row>
        <table:table-row table:style-name="ro1">
          <table:table-cell office:value-type="string" calcext:value-type="string">
            <text:p>MOCK11.bc1020--bc1110.fastq.g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100-([.C139]*100/[.B139])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CK13.bc1020--bc1112.fastq.g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formula="of:=100-([.C140]*100/[.B140])" office:value-type="float" office:value="50" calcext:value-type="float">
            <text:p>50.0</text:p>
          </table:table-cell>
        </table:table-row>
        <table:table-row table:style-name="ro1">
          <table:table-cell office:value-type="string" calcext:value-type="string">
            <text:p>MOCK28.bc1020--bc1096.fastq.gz</text:p>
          </table:table-cell>
          <table:table-cell office:value-type="float" office:value="1642" calcext:value-type="float">
            <text:p>1642</text:p>
          </table:table-cell>
          <table:table-cell office:value-type="float" office:value="1302" calcext:value-type="float">
            <text:p>1302</text:p>
          </table:table-cell>
          <table:table-cell table:style-name="ce7" table:formula="of:=100-([.C141]*100/[.B141])" office:value-type="float" office:value="20.7064555420219" calcext:value-type="float">
            <text:p>20.7</text:p>
          </table:table-cell>
        </table:table-row>
        <table:table-row table:style-name="ro1">
          <table:table-cell office:value-type="string" calcext:value-type="string">
            <text:p>MOCK7.bc1020--bc1101.fastq.g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formula="of:=100-([.C142]*100/[.B142])" office:value-type="float" office:value="50" calcext:value-type="float">
            <text:p>50.0</text:p>
          </table:table-cell>
        </table:table-row>
        <table:table-row table:style-name="ro1">
          <table:table-cell office:value-type="string" calcext:value-type="string">
            <text:p>MOCK8.bc1020--bc1105.fastq.g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" table:formula="of:=100-([.C143]*100/[.B143])" office:value-type="float" office:value="50" calcext:value-type="float">
            <text:p>50.0</text:p>
          </table:table-cell>
        </table:table-row>
        <table:table-row table:style-name="ro1">
          <table:table-cell office:value-type="string" calcext:value-type="string">
            <text:p>NC15.bc1022--bc1062.fastq.gz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table:formula="of:=100-([.C144]*100/[.B144])" office:value-type="float" office:value="20" calcext:value-type="float">
            <text:p>20.0</text:p>
          </table:table-cell>
        </table:table-row>
        <table:table-row table:style-name="ro1">
          <table:table-cell office:value-type="string" calcext:value-type="string">
            <text:p>NC28.bc1022--bc1033.fastq.g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7" table:formula="of:=100-([.C145]*100/[.B145])" office:value-type="float" office:value="20" calcext:value-type="float">
            <text:p>20.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145])" office:value-type="float" office:value="265813" calcext:value-type="float">
            <text:p>265813</text:p>
          </table:table-cell>
          <table:table-cell table:formula="of:=SUM([.C2:.C145])" office:value-type="float" office:value="210783" calcext:value-type="float">
            <text:p>210783</text:p>
          </table:table-cell>
          <table:table-cell table:style-name="ce7" table:formula="of:=100-([.C147]*100/[.B147])" office:value-type="float" office:value="20.7025239548103" calcext:value-type="float">
            <text:p>20.7</text:p>
          </table:table-cell>
        </table:table-row>
        <table:table-row table:style-name="ro1" table:number-rows-repeated="104842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9:59:29.204342767</meta:creation-date>
    <dc:date>2023-05-30T20:51:50.762242679</dc:date>
    <meta:editing-duration>PT4M24S</meta:editing-duration>
    <meta:editing-cycles>3</meta:editing-cycles>
    <meta:generator>LibreOffice/7.3.7.2$Linux_X86_64 LibreOffice_project/30$Build-2</meta:generator>
    <meta:document-statistic meta:table-count="2" meta:cell-count="952" meta:object-count="0"/>
  </office:meta>
</office:document-meta>
</file>